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1F0000001F7795D7C99C3EA8F3.jpg" manifest:media-type="image/jpeg"/>
  <manifest:file-entry manifest:full-path="Pictures/10000000000000020000001B98FC327EB6C12CC1.jpg" manifest:media-type="image/jpeg"/>
  <manifest:file-entry manifest:full-path="Pictures/10000000000000020000001F07D4C5B41D98D090.jpg" manifest:media-type="image/jpeg"/>
  <manifest:file-entry manifest:full-path="Pictures/100000000000001F0000001B1D37013EB4838153.jpg" manifest:media-type="image/jpeg"/>
  <manifest:file-entry manifest:full-path="Pictures/100000000000001F0000001B33B8F92C9E29553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6.738cm"/>
    </style:style>
    <style:style style:name="Tableau1.B" style:family="table-column">
      <style:table-column-properties style:column-width="0.917cm"/>
    </style:style>
    <style:style style:name="Tableau1.C" style:family="table-column">
      <style:table-column-properties style:column-width="10.619cm"/>
    </style:style>
    <style:style style:name="Tableau1.1" style:family="table-row">
      <style:table-row-properties style:min-row-height="0.677cm" fo:keep-together="auto"/>
    </style:style>
    <style:style style:name="Tableau1.A1" style:family="table-cell">
      <style:table-cell-properties style:vertical-align="top" fo:padding="0cm" fo:border-left="1pt solid #000000" fo:border-right="none" fo:border-top="1pt solid #000000" fo:border-bottom="none" style:writing-mode="lr-tb"/>
    </style:style>
    <style:style style:name="Tableau1.B1" style:family="table-cell">
      <style:table-cell-properties style:vertical-align="top" fo:padding="0cm" fo:border-left="none" fo:border-right="1pt solid #000000" fo:border-top="1pt solid #000000" fo:border-bottom="none" style:writing-mode="lr-tb"/>
    </style:style>
    <style:style style:name="Tableau1.2" style:family="table-row">
      <style:table-row-properties style:min-row-height="0.182cm" fo:keep-together="auto"/>
    </style:style>
    <style:style style:name="Tableau1.A2" style:family="table-cell">
      <style:table-cell-properties style:vertical-align="top" fo:padding="0cm" fo:border-left="1pt solid #000000" fo:border-right="none" fo:border-top="none" fo:border-bottom="1pt solid #000000" style:writing-mode="lr-tb"/>
    </style:style>
    <style:style style:name="Tableau1.B2" style:family="table-cell">
      <style:table-cell-properties style:vertical-align="top" fo:padding="0cm" fo:border-left="none" fo:border-right="none" fo:border-top="none" fo:border-bottom="1pt solid #000000" style:writing-mode="lr-tb"/>
    </style:style>
    <style:style style:name="Tableau1.C2" style:family="table-cell">
      <style:table-cell-properties style:vertical-align="top" fo:padding="0cm" fo:border-left="none" fo:border-right="1pt solid #000000" fo:border-top="none" fo:border-bottom="1pt solid #000000" style:writing-mode="lr-tb"/>
    </style:style>
    <style:style style:name="Tableau1.3" style:family="table-row">
      <style:table-row-properties style:min-row-height="0.383cm" fo:keep-together="auto"/>
    </style:style>
    <style:style style:name="Tableau1.A3" style:family="table-cell">
      <style:table-cell-properties style:vertical-align="top" fo:padding="0cm" fo:border-left="1pt solid #000000" fo:border-right="none" fo:border-top="none" fo:border-bottom="none" style:writing-mode="lr-tb"/>
    </style:style>
    <style:style style:name="Tableau1.B3" style:family="table-cell">
      <style:table-cell-properties style:vertical-align="top" fo:padding="0cm" fo:border="none" style:writing-mode="lr-tb"/>
    </style:style>
    <style:style style:name="Tableau1.C3" style:family="table-cell">
      <style:table-cell-properties style:vertical-align="top" fo:padding="0cm" fo:border-left="1pt solid #000000" fo:border-right="1pt solid #000000" fo:border-top="none" fo:border-bottom="none" style:writing-mode="lr-tb"/>
    </style:style>
    <style:style style:name="Tableau1.4" style:family="table-row">
      <style:table-row-properties style:min-row-height="0.436cm" fo:keep-together="auto"/>
    </style:style>
    <style:style style:name="Tableau1.C4" style:family="table-cell">
      <style:table-cell-properties style:vertical-align="top" fo:padding="0cm" fo:border-left="1pt solid #000000" fo:border-right="1pt solid #000000" fo:border-top="none" fo:border-bottom="1pt solid #000000" style:writing-mode="lr-tb"/>
    </style:style>
    <style:style style:name="Tableau1.5" style:family="table-row">
      <style:table-row-properties style:min-row-height="0.406cm" fo:keep-together="auto"/>
    </style:style>
    <style:style style:name="P1"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2" style:family="paragraph" style:parent-style-name="Standard">
      <style:paragraph-properties fo:line-height="0.37cm"/>
      <style:text-properties style:font-name="Times New Roman" fo:font-weight="bold" style:font-name-asian="Times New Roman" style:font-weight-asian="bold" style:font-name-complex="Times New Roman"/>
    </style:style>
    <style:style style:name="P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 style:family="paragraph" style:parent-style-name="Standard">
      <style:paragraph-properties fo:line-height="0.575cm"/>
      <style:text-properties style:font-name="Times New Roman" fo:font-weight="bold" style:font-name-asian="Times New Roman" style:font-weight-asian="bold" style:font-name-complex="Times New Roman"/>
    </style:style>
    <style:style style:name="P5" style:family="paragraph" style:parent-style-name="Standard">
      <style:paragraph-properties style:line-height-at-least="0cm"/>
      <style:text-properties style:font-name="Times New Roman" fo:font-weight="bold" style:font-name-asian="Times New Roman" style:font-weight-asian="bold" style:font-name-complex="Times New Roman"/>
    </style:style>
    <style:style style:name="P6" style:family="paragraph" style:parent-style-name="Standard">
      <style:paragraph-properties style:line-height-at-least="0cm" fo:text-align="center" style:justify-single-word="false"/>
      <style:text-properties style:font-name="Times New Roman" fo:font-weight="bold" style:font-name-asian="Times New Roman" style:font-weight-asian="bold" style:font-name-complex="Times New Roman"/>
    </style:style>
    <style:style style:name="P7" style:family="paragraph" style:parent-style-name="Standard">
      <style:paragraph-properties fo:line-height="0.21cm"/>
      <style:text-properties style:font-name="Times New Roman" fo:font-weight="bold" style:font-name-asian="Times New Roman" style:font-weight-asian="bold" style:font-name-complex="Times New Roman"/>
    </style:style>
    <style:style style:name="P8"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9" style:family="paragraph" style:parent-style-name="Standard">
      <style:paragraph-properties fo:line-height="0.577cm"/>
      <style:text-properties style:font-name="Times New Roman" fo:font-weight="bold" style:font-name-asian="Times New Roman" style:font-weight-asian="bold" style:font-name-complex="Times New Roman"/>
    </style:style>
    <style:style style:name="P10" style:family="paragraph" style:parent-style-name="Standard">
      <style:paragraph-properties fo:line-height="0.206cm"/>
      <style:text-properties style:font-name="Times New Roman" fo:font-weight="bold" style:font-name-asian="Times New Roman" style:font-weight-asian="bold" style:font-name-complex="Times New Roman"/>
    </style:style>
    <style:style style:name="P11" style:family="paragraph" style:parent-style-name="Standard">
      <style:paragraph-properties fo:line-height="105%"/>
      <style:text-properties style:font-name="Times New Roman" fo:font-weight="bold" style:font-name-asian="Times New Roman" style:font-weight-asian="bold" style:font-name-complex="Times New Roman"/>
    </style:style>
    <style:style style:name="P12" style:family="paragraph" style:parent-style-name="Standard">
      <style:paragraph-properties fo:line-height="0.002cm"/>
      <style:text-properties style:font-name="Times New Roman" fo:font-weight="bold" style:font-name-asian="Times New Roman" style:font-weight-asian="bold" style:font-name-complex="Times New Roman"/>
    </style:style>
    <style:style style:name="P13" style:family="paragraph" style:parent-style-name="Standard">
      <style:paragraph-properties fo:line-height="0.573cm"/>
      <style:text-properties style:font-name="Times New Roman" fo:font-weight="bold" style:font-name-asian="Times New Roman" style:font-weight-asian="bold" style:font-name-complex="Times New Roman"/>
    </style:style>
    <style:style style:name="P14" style:family="paragraph" style:parent-style-name="Standard">
      <style:paragraph-properties fo:line-height="0.624cm"/>
      <style:text-properties style:font-name="Times New Roman" fo:font-weight="bold" style:font-name-asian="Times New Roman" style:font-weight-asian="bold" style:font-name-complex="Times New Roman"/>
    </style:style>
    <style:style style:name="P15" style:family="paragraph" style:parent-style-name="Standard">
      <style:paragraph-properties fo:line-height="0.601cm"/>
      <style:text-properties style:font-name="Times New Roman" fo:font-weight="bold" style:font-name-asian="Times New Roman" style:font-weight-asian="bold" style:font-name-complex="Times New Roman"/>
    </style:style>
    <style:style style:name="P16" style:family="paragraph" style:parent-style-name="Standard">
      <style:paragraph-properties fo:line-height="0.36cm"/>
      <style:text-properties style:font-name="Times New Roman" fo:font-weight="bold" style:font-name-asian="Times New Roman" style:font-weight-asian="bold" style:font-name-complex="Times New Roman"/>
    </style:style>
    <style:style style:name="P17" style:family="paragraph" style:parent-style-name="Standard">
      <style:paragraph-properties fo:line-height="0.005cm"/>
      <style:text-properties style:font-name="Times New Roman" fo:font-weight="bold" style:font-name-asian="Times New Roman" style:font-weight-asian="bold" style:font-name-complex="Times New Roman"/>
    </style:style>
    <style:style style:name="P18" style:family="paragraph" style:parent-style-name="Standard">
      <style:paragraph-properties fo:line-height="0.423cm"/>
      <style:text-properties style:font-name="Times New Roman" style:font-name-asian="Times New Roman" style:font-name-complex="Times New Roman"/>
    </style:style>
    <style:style style:name="P19" style:family="paragraph" style:parent-style-name="Standard">
      <style:paragraph-properties fo:line-height="0.035cm"/>
      <style:text-properties style:font-name="Times New Roman" style:font-name-asian="Times New Roman" style:font-name-complex="Times New Roman"/>
    </style:style>
    <style:style style:name="P20" style:family="paragraph" style:parent-style-name="Standard">
      <style:paragraph-properties fo:line-height="0.009cm"/>
      <style:text-properties style:font-name="Times New Roman" style:font-name-asian="Times New Roman" style:font-name-complex="Times New Roman"/>
    </style:style>
    <style:style style:name="P21" style:family="paragraph" style:parent-style-name="Standard">
      <style:paragraph-properties fo:line-height="0.014cm"/>
      <style:text-properties style:font-name="Times New Roman" style:font-name-asian="Times New Roman" style:font-name-complex="Times New Roman"/>
    </style:style>
    <style:style style:name="P22" style:family="paragraph" style:parent-style-name="Standard">
      <style:paragraph-properties fo:line-height="0.048cm"/>
      <style:text-properties style:font-name="Times New Roman" style:font-name-asian="Times New Roman" style:font-name-complex="Times New Roman"/>
    </style:style>
    <style:style style:name="P23" style:family="paragraph" style:parent-style-name="Standard">
      <style:paragraph-properties style:line-height-at-least="0cm"/>
      <style:text-properties style:font-name="Times New Roman" style:font-name-asian="Times New Roman" style:font-name-complex="Times New Roman"/>
    </style:style>
    <style:style style:name="P24"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25" style:family="paragraph" style:parent-style-name="Standard">
      <style:paragraph-properties style:line-height-at-least="0cm" style:snap-to-layout-grid="false"/>
      <style:text-properties style:font-name="Times New Roman" fo:font-size="4pt" fo:font-weight="bold" style:font-name-asian="Times New Roman" style:font-size-asian="4pt" style:font-weight-asian="bold" style:font-name-complex="Times New Roman"/>
    </style:style>
    <style:style style:name="P26"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text-scale="99%"/>
    </style:style>
    <style:style style:name="P27" style:family="paragraph" style:parent-style-name="Standard">
      <style:paragraph-properties style:line-height-at-least="0cm" style:snap-to-layout-grid="false"/>
      <style:text-properties style:font-name="Times New Roman" fo:font-size="10.5pt" style:font-name-asian="Times New Roman" style:font-size-asian="10.5pt" style:font-name-complex="Times New Roman" style:text-scale="99%"/>
    </style:style>
    <style:style style:name="P28"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text-scale="99%"/>
    </style:style>
    <style:style style:name="P29"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style>
    <style:style style:name="P30" style:family="paragraph" style:parent-style-name="Standard">
      <style:paragraph-properties fo:line-height="0.035cm"/>
      <style:text-properties style:font-name="Times New Roman" fo:font-size="9.5pt" style:font-name-asian="Times New Roman" style:font-size-asian="9.5pt" style:font-name-complex="Times New Roman"/>
    </style:style>
    <style:style style:name="P31" style:family="paragraph" style:parent-style-name="Standard">
      <style:paragraph-properties fo:line-height="0.007cm"/>
      <style:text-properties style:font-name="Times New Roman" fo:font-size="9.5pt" style:font-name-asian="Times New Roman" style:font-size-asian="9.5pt" style:font-name-complex="Times New Roman"/>
    </style:style>
    <style:style style:name="P32" style:family="paragraph" style:parent-style-name="Standard">
      <style:paragraph-properties fo:line-height="0.004cm"/>
      <style:text-properties style:font-name="Times New Roman" fo:font-size="9.5pt" style:font-name-asian="Times New Roman" style:font-size-asian="9.5pt" style:font-name-complex="Times New Roman"/>
    </style:style>
    <style:style style:name="P33" style:family="paragraph" style:parent-style-name="Standard">
      <style:paragraph-properties fo:margin-left="0cm" fo:margin-right="-0.104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4" style:family="paragraph" style:parent-style-name="Standard">
      <style:paragraph-properties fo:margin-left="0cm" fo:margin-right="-0.139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5" style:family="paragraph" style:parent-style-name="Standard">
      <style:paragraph-properties fo:margin-left="0.141cm" fo:margin-right="0cm" style:line-height-at-least="0cm" fo:text-indent="0cm" style:auto-text-indent="false"/>
    </style:style>
    <style:style style:name="P36" style:family="paragraph" style:parent-style-name="Standard">
      <style:paragraph-properties fo:margin-left="0.141cm" fo:margin-right="0cm" style:line-height-at-least="0cm" fo:text-indent="0cm" style:auto-text-indent="false">
        <style:tab-stops>
          <style:tab-stop style:position="0.953cm"/>
        </style:tab-stops>
      </style:paragraph-properties>
    </style:style>
    <style:style style:name="P37"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38" style:family="paragraph" style:parent-style-name="Standard">
      <style:paragraph-properties fo:margin-left="0.141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39" style:family="paragraph" style:parent-style-name="Standard">
      <style:paragraph-properties fo:margin-left="0.141cm" fo:margin-right="0cm" fo:line-height="101%"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0" style:family="paragraph" style:parent-style-name="Standard">
      <style:paragraph-properties fo:margin-left="0.141cm" fo:margin-right="0cm" fo:line-height="100%"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1" style:family="paragraph" style:parent-style-name="Standard">
      <style:paragraph-properties fo:margin-left="0.6cm" fo:margin-right="0cm" style:line-height-at-least="0cm" fo:text-indent="0cm" style:auto-text-indent="false"/>
    </style:style>
    <style:style style:name="P42"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43"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44" style:family="paragraph" style:parent-style-name="Standard">
      <style:paragraph-properties fo:margin-left="0.635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45" style:family="paragraph" style:parent-style-name="Standard">
      <style:paragraph-properties fo:margin-left="0.741cm" fo:margin-right="0cm" fo:line-height="0.383cm" fo:text-align="center" style:justify-single-word="false" fo:text-indent="0cm" style:auto-text-indent="false"/>
      <style:text-properties style:font-name="Times New Roman" style:font-name-asian="Times New Roman" style:font-name-complex="Times New Roman" style:text-scale="99%"/>
    </style:style>
    <style:style style:name="P46" style:family="paragraph" style:parent-style-name="Standard">
      <style:paragraph-properties fo:margin-left="0.741cm" fo:margin-right="0cm" style:line-height-at-least="0cm" fo:text-indent="0cm" style:auto-text-indent="false"/>
      <style:text-properties style:font-name="Times New Roman" style:font-name-asian="Times New Roman" style:font-name-complex="Times New Roman"/>
    </style:style>
    <style:style style:name="P47" style:family="paragraph" style:parent-style-name="Standard">
      <style:paragraph-properties fo:margin-left="1.341cm" fo:margin-right="0cm" fo:line-height="0.383cm" fo:text-indent="0cm" style:auto-text-indent="false"/>
      <style:text-properties style:font-name="Times New Roman" style:font-name-asian="Times New Roman" style:font-name-complex="Times New Roman"/>
    </style:style>
    <style:style style:name="P48" style:family="paragraph" style:parent-style-name="Standard">
      <style:paragraph-properties fo:margin-left="0.706cm" fo:margin-right="0cm" style:line-height-at-least="0cm" fo:text-align="center" style:justify-single-word="false" fo:text-indent="0cm" style:auto-text-indent="false"/>
      <style:text-properties style:font-name="Times New Roman" style:font-name-asian="Times New Roman" style:font-name-complex="Times New Roman" style:text-scale="99%"/>
    </style:style>
    <style:style style:name="P49" style:family="paragraph" style:parent-style-name="Standard">
      <style:paragraph-properties fo:margin-left="0.706cm" fo:margin-right="0cm" style:line-height-at-least="0cm" fo:text-indent="0cm" style:auto-text-indent="false">
        <style:tab-stops>
          <style:tab-stop style:position="1.517cm"/>
        </style:tab-stops>
      </style:paragraph-properties>
    </style:style>
    <style:style style:name="P50" style:family="paragraph" style:parent-style-name="Standard">
      <style:paragraph-properties fo:margin-left="1.799cm" fo:margin-right="0cm" style:line-height-at-least="0cm" fo:text-indent="0cm" style:auto-text-indent="false"/>
      <style:text-properties style:font-name="Times New Roman" style:font-name-asian="Times New Roman" style:font-name-complex="Times New Roman"/>
    </style:style>
    <style:style style:name="P51" style:family="paragraph" style:parent-style-name="Standard">
      <style:paragraph-properties fo:margin-left="0cm" fo:margin-right="0cm" fo:text-indent="0cm" style:auto-text-indent="false"/>
      <style:text-properties style:font-name="Times New Roman" fo:font-weight="bold" style:font-name-asian="Times New Roman" style:font-weight-asian="bold" style:font-name-complex="Times New Roman"/>
    </style:style>
    <style:style style:name="P52" style:family="paragraph" style:parent-style-name="Standard">
      <style:paragraph-properties fo:margin-left="1.411cm" fo:margin-right="0cm" style:line-height-at-least="0cm" fo:text-indent="0cm" style:auto-text-indent="false"/>
    </style:style>
    <style:style style:name="P53" style:family="paragraph" style:parent-style-name="Standard">
      <style:paragraph-properties fo:margin-left="1.411cm" fo:margin-right="0cm" style:line-height-at-least="0cm" fo:text-indent="0cm" style:auto-text-indent="false">
        <style:tab-stops>
          <style:tab-stop style:position="2.187cm"/>
        </style:tab-stops>
      </style:paragraph-properties>
    </style:style>
    <style:style style:name="P54"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55" style:family="paragraph" style:parent-style-name="Standard">
      <style:paragraph-properties fo:margin-left="1.482cm" fo:margin-right="0cm" style:line-height-at-least="0cm" fo:text-indent="0cm" style:auto-text-indent="false"/>
      <style:text-properties style:font-name="Times New Roman" style:font-name-asian="Times New Roman" style:font-name-complex="Times New Roman"/>
    </style:style>
    <style:style style:name="P56" style:family="paragraph" style:parent-style-name="Standard">
      <style:paragraph-properties fo:margin-left="4.198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57" style:family="paragraph" style:parent-style-name="Standard">
      <style:paragraph-properties fo:margin-left="0.847cm" fo:margin-right="0cm" style:line-height-at-least="0cm" fo:text-indent="0cm" style:auto-text-indent="false">
        <style:tab-stops>
          <style:tab-stop style:position="1.658cm"/>
        </style:tab-stops>
      </style:paragraph-properties>
    </style:style>
    <style:style style:name="P58" style:family="paragraph" style:parent-style-name="Standard">
      <style:paragraph-properties fo:margin-left="0.141cm" fo:margin-right="8.573cm" fo:line-height="102%" fo:text-indent="0cm" style:auto-text-indent="false"/>
      <style:text-properties style:font-name="Times New Roman" fo:font-weight="bold" style:font-name-asian="Times New Roman" style:font-weight-asian="bold" style:font-name-complex="Times New Roman"/>
    </style:style>
    <style:style style:name="P59"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60" style:family="paragraph" style:parent-style-name="Standard">
      <style:paragraph-properties fo:margin-left="0cm" fo:margin-right="0.141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61" style:family="paragraph" style:parent-style-name="Standard">
      <style:paragraph-properties fo:margin-left="0.035cm" fo:margin-right="0cm" style:line-height-at-least="0cm" fo:text-indent="0cm" style:auto-text-indent="false">
        <style:tab-stops>
          <style:tab-stop style:position="0.811cm"/>
        </style:tab-stops>
      </style:paragraph-properties>
    </style:style>
    <style:style style:name="P62" style:family="paragraph" style:parent-style-name="Standard">
      <style:paragraph-properties fo:margin-left="1.729cm" fo:margin-right="0cm" style:line-height-at-least="0cm" fo:text-indent="0cm" style:auto-text-indent="false"/>
    </style:style>
    <style:style style:name="P63" style:family="paragraph" style:parent-style-name="Standard">
      <style:paragraph-properties fo:margin-left="1.693cm" fo:margin-right="0cm" style:line-height-at-least="0cm" fo:text-indent="0cm" style:auto-text-indent="false"/>
      <style:text-properties style:font-name="Times New Roman" style:font-name-asian="Times New Roman" style:font-name-complex="Times New Roman"/>
    </style:style>
    <style:style style:name="P64" style:family="paragraph" style:parent-style-name="Standard" style:master-page-name="Standard">
      <style:paragraph-properties fo:margin-left="5.221cm" fo:margin-right="0cm" style:line-height-at-least="0cm" fo:text-indent="0cm" style:auto-text-indent="false" style:page-number="auto"/>
      <style:text-properties style:font-name="Times New Roman" fo:font-weight="bold" style:font-name-asian="Times New Roman" style:font-weight-asian="bold" style:font-name-complex="Times New Roman"/>
    </style:style>
    <style:style style:name="P65" style:family="paragraph" style:parent-style-name="Standard">
      <style:paragraph-properties fo:margin-left="5.29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6"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67"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69" style:family="paragraph" style:parent-style-name="Standard" style:master-page-name="Conversion_20_1">
      <style:paragraph-properties style:line-height-at-least="0cm" fo:text-align="center" style:justify-single-word="false" style:page-number="auto"/>
      <style:text-properties style:font-name="Times New Roman" fo:font-weight="bold" style:font-name-asian="Times New Roman" style:font-weight-asian="bold" style:font-name-complex="Times New Roman"/>
    </style:style>
    <style:style style:name="P70"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71" style:family="paragraph" style:parent-style-name="Standard">
      <style:paragraph-properties fo:margin-left="1.376cm" fo:margin-right="0cm" style:line-height-at-least="0cm" fo:text-indent="0cm" style:auto-text-indent="false"/>
      <style:text-properties style:font-name="Times New Roman" fo:font-size="9.5pt" style:font-name-asian="Times New Roman" style:font-size-asian="9.5pt" style:font-name-complex="Times New Roman"/>
    </style:style>
    <style:style style:name="P72" style:family="paragraph" style:parent-style-name="Standard">
      <style:paragraph-properties fo:margin-left="1.411cm" fo:margin-right="0cm" style:line-height-at-least="0cm" fo:text-indent="0cm" style:auto-text-indent="false"/>
      <style:text-properties style:font-name="Times New Roman" style:font-name-asian="Times New Roman" style:font-name-complex="Times New Roman"/>
    </style:style>
    <style:style style:name="P73" style:family="paragraph" style:parent-style-name="Standard">
      <style:paragraph-properties fo:margin-left="1.305cm" fo:margin-right="0cm" style:line-height-at-least="0cm" fo:text-indent="0cm" style:auto-text-indent="false"/>
      <style:text-properties style:font-name="Times New Roman" style:font-name-asian="Times New Roman" style:font-name-complex="Times New Roman"/>
    </style:style>
    <style:style style:name="P74" style:family="paragraph" style:parent-style-name="Standard">
      <style:paragraph-properties fo:margin-left="1.023cm" fo:margin-right="0cm" style:line-height-at-least="0cm" fo:text-indent="0cm" style:auto-text-indent="false"/>
      <style:text-properties style:font-name="Times New Roman" style:font-name-asian="Times New Roman" style:font-name-complex="Times New Roman"/>
    </style:style>
    <style:style style:name="P75" style:family="paragraph" style:parent-style-name="Standard" style:master-page-name="Conversion_20_2">
      <style:paragraph-properties fo:margin-left="0.847cm" fo:margin-right="0cm" style:line-height-at-least="0cm" fo:text-indent="0cm" style:auto-text-indent="false" style:page-number="auto">
        <style:tab-stops>
          <style:tab-stop style:position="1.658cm"/>
        </style:tab-stops>
      </style:paragraph-properties>
    </style:style>
    <style:style style:name="P76" style:family="paragraph" style:parent-style-name="Standard">
      <style:paragraph-properties fo:margin-left="1.164cm" fo:margin-right="0cm" style:line-height-at-least="0cm" fo:text-indent="0cm" style:auto-text-indent="false"/>
      <style:text-properties style:font-name="Times New Roman" style:font-name-asian="Times New Roman" style:font-name-complex="Times New Roman"/>
    </style:style>
    <style:style style:name="P77"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78" style:family="paragraph">
      <loext:graphic-properties draw:fill="none" draw:fill-color="#ffffff"/>
      <style:paragraph-properties fo:text-align="center" style:writing-mode="lr-tb"/>
    </style:style>
    <style:style style:name="T1" style:family="text">
      <style:text-properties style:font-name="Times New Roman" style:font-name-asian="Times New Roman" style:font-name-complex="Times New Roman"/>
    </style:style>
    <style:style style:name="T2" style:family="text">
      <style:text-properties style:font-name="Times New Roman" officeooo:rsid="0020bd4a" style:font-name-asian="Times New Roman" style:font-name-complex="Times New Roman"/>
    </style:style>
    <style:style style:name="T3" style:family="text">
      <style:text-properties style:font-name="Times New Roman" fo:font-size="9.5pt" style:font-name-asian="Times New Roman" style:font-size-asian="9.5pt" style:font-name-complex="Times New Roman"/>
    </style:style>
    <style:style style:name="T4" style:family="text">
      <style:text-properties officeooo:rsid="0020bd4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page4"/>DEMANDE D'AUTORISATION DE DETENTION</text:p>
      <text:p text:style-name="P1"/>
      <text:p text:style-name="P65"><text:s text:c="17"/>DE GRENOUILLES CYBORG</text:p>
      <text:p text:style-name="P2"/>
      <text:p text:style-name="P33">ANNEXE</text:p>
      <text:p text:style-name="P1"/>
      <text:p text:style-name="P34">(Remplir une fiche annexe par espèce ou groupe d'espèces qui sont entretenues dans les mêmes conditions)</text:p>
      <text:p text:style-name="P3"><draw:line text:anchor-type="char" draw:z-index="82" draw:style-name="gr1" draw:text-style-name="P78" svg:x1="-0.007cm" svg:y1="0.411cm" svg:x2="18.143cm" svg:y2="0.411cm"><text:p/></draw:line><draw:line text:anchor-type="char" draw:z-index="83" draw:style-name="gr1" draw:text-style-name="P78" svg:x1="0.004cm" svg:y1="0.397cm" svg:x2="0.004cm" svg:y2="7.527cm"><text:p/></draw:line><draw:line text:anchor-type="char" draw:z-index="84" draw:style-name="gr1" draw:text-style-name="P78" svg:x1="18.131cm" svg:y1="0.397cm" svg:x2="18.131cm" svg:y2="7.527cm"><text:p/></draw:line></text:p>
      <text:p text:style-name="P4"/>
      <text:p text:style-name="P6">A - ESPECE OU GROUPE D'ESPECES</text:p>
      <text:p text:style-name="P3"><draw:line text:anchor-type="char" draw:z-index="85" draw:style-name="gr1" draw:text-style-name="P78" svg:x1="-0.007cm" svg:y1="0.252cm" svg:x2="18.143cm" svg:y2="0.252cm"><text:p/></draw:line></text:p>
      <text:p text:style-name="P7"/>
      <text:p text:style-name="P37">Nom(s) scientifique(s) :<text:span text:style-name="T4">Viridi Rana Elasticis</text:span>…………………………………………………………………………………</text:p>
      <text:p text:style-name="P18"/>
      <text:p text:style-name="P41"><text:span text:style-name="T1"><draw:frame draw:style-name="fr1" draw:name="Image1" text:anchor-type="as-char" svg:width="0.363cm" svg:height="0.363cm" draw:z-index="0"><draw:image xlink:href="Pictures/100000000000001F0000001F7795D7C99C3EA8F3.jpg" xlink:type="simple" xlink:show="embed" xlink:actuate="onLoad" loext:mime-type="image/jpeg"/></draw:frame></text:span><text:span text:style-name="T1"><draw:frame draw:style-name="fr1" draw:name="Image2" text:anchor-type="as-char" svg:width="0.041cm" svg:height="0.363cm" draw:z-index="1"><draw:image xlink:href="Pictures/10000000000000020000001F07D4C5B41D98D090.jpg" xlink:type="simple" xlink:show="embed" xlink:actuate="onLoad" loext:mime-type="image/jpeg"/></draw:frame></text:span><text:span text:style-name="T1">* Cohabitation de différentes espèces : préciser lesquelles </text:span><text:span text:style-name="T2">Hyacinthum Lux Rana</text:span><text:span text:style-name="T1">……………………………………………</text:span></text:p>
      <text:p text:style-name="P19"><draw:line text:anchor-type="char" draw:z-index="86" draw:style-name="gr1" draw:text-style-name="P78" svg:x1="0.596cm" svg:y1="-0.041cm" svg:x2="0.959cm" svg:y2="-0.041cm"><text:p/></draw:line></text:p>
      <text:p text:style-name="P42">…………………………………………………………………………………………………………………………………..</text:p>
      <text:p text:style-name="P20"/>
      <text:p text:style-name="P43">origine géographique de l’espèce ou du groupe d’espèces: …………………………………………………………………..</text:p>
      <text:p text:style-name="P20"/>
      <text:p text:style-name="P43">biotope : ……………………………………………………………………………………………………………………….</text:p>
      <text:p text:style-name="P20"/>
      <text:p text:style-name="P43">mode d'organisation sociale, particularités du comportement : ………………………………..…………………………..…</text:p>
      <text:p text:style-name="P20"/>
      <text:p text:style-name="P43">…………………………………………………………………………………………………………………..…………….</text:p>
      <text:p text:style-name="P20"/>
      <text:p text:style-name="P43">…………………………………………………………………………………………………………………………………</text:p>
      <text:p text:style-name="P20"/>
      <text:p text:style-name="P43">danger éventuel pour l'homme : ………………………………………………………………………………………………</text:p>
      <text:p text:style-name="P20"/>
      <text:p text:style-name="P43">danger éventuel pour la faune locale : ………………………………………………………………………………………..</text:p>
      <text:p text:style-name="P20"/>
      <text:p text:style-name="P43">statut juridique et conséquences pratiques : …………………………………………………………………………………..</text:p>
      <text:p text:style-name="P20"/>
      <text:p text:style-name="P37">……………………………………………………………………………………………………………………………………..</text:p>
      <text:p text:style-name="P20"/>
      <text:p text:style-name="P37">……………………………………………………………………………………………………………………………………...</text:p>
      <text:p text:style-name="P21"/>
      <text:p text:style-name="P38">* si oui, cocher la case</text:p>
      <text:p text:style-name="P3"><draw:line text:anchor-type="char" draw:z-index="87" draw:style-name="gr1" draw:text-style-name="P78" svg:x1="-0.007cm" svg:y1="-0.002cm" svg:x2="18.143cm" svg:y2="-0.002cm"><text:p/></draw:line></text:p>
      <text:p text:style-name="P8"/>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
          </table:table-cell>
          <table:table-cell table:style-name="Tableau1.B1" table:number-columns-spanned="2" office:value-type="string">
            <text:p text:style-name="P44">B - ALIMENTATION</text:p>
          </table:table-cell>
          <table:covered-table-cell/>
        </table:table-row>
        <table:table-row table:style-name="Tableau1.2">
          <table:table-cell table:style-name="Tableau1.A2" office:value-type="string">
            <text:p text:style-name="P25"/>
          </table:table-cell>
          <table:table-cell table:style-name="Tableau1.B2" office:value-type="string">
            <text:p text:style-name="P25"/>
          </table:table-cell>
          <table:table-cell table:style-name="Tableau1.C2" office:value-type="string">
            <text:p text:style-name="P25"/>
          </table:table-cell>
        </table:table-row>
        <table:table-row table:style-name="Tableau1.3">
          <table:table-cell table:style-name="Tableau1.A3" office:value-type="string">
            <text:p text:style-name="P45">Aliments et boisson</text:p>
          </table:table-cell>
          <table:table-cell table:style-name="Tableau1.B3" office:value-type="string">
            <text:p text:style-name="P26"/>
          </table:table-cell>
          <table:table-cell table:style-name="Tableau1.C3" office:value-type="string">
            <text:p text:style-name="P47">Fréquence et heures de distribution et de remplacement</text:p>
          </table:table-cell>
        </table:table-row>
        <table:table-row table:style-name="Tableau1.4">
          <table:table-cell table:style-name="Tableau1.A2" office:value-type="string">
            <text:p text:style-name="P48">(y compris vitamines, minéraux)</text:p>
          </table:table-cell>
          <table:table-cell table:style-name="Tableau1.B2" office:value-type="string">
            <text:p text:style-name="P27"/>
          </table:table-cell>
          <table:table-cell table:style-name="Tableau1.C4" office:value-type="string">
            <text:p text:style-name="P27"/>
          </table:table-cell>
        </table:table-row>
        <table:table-row table:style-name="Tableau1.5">
          <table:table-cell table:style-name="Tableau1.A2" office:value-type="string">
            <text:p text:style-name="P28"/>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
      <text:p text:style-name="P35"><text:span text:style-name="T3"><draw:frame draw:style-name="fr1" draw:name="Image3" text:anchor-type="as-char" svg:width="0.363cm" svg:height="0.318cm" draw:z-index="2"><draw:image xlink:href="Pictures/100000000000001F0000001B1D37013EB4838153.jpg" xlink:type="simple" xlink:show="embed" xlink:actuate="onLoad" loext:mime-type="image/jpeg"/></draw:frame></text:span><text:span text:style-name="T3"><draw:frame draw:style-name="fr1" draw:name="Image4" text:anchor-type="as-char" svg:width="0.041cm" svg:height="0.318cm" draw:z-index="3"><draw:image xlink:href="Pictures/10000000000000020000001B98FC327EB6C12CC1.jpg" xlink:type="simple" xlink:show="embed" xlink:actuate="onLoad" loext:mime-type="image/jpeg"/></draw:frame></text:span><text:span text:style-name="T3">* autres particularités de l’alimentation et précautions : ……………………………………………………………………….</text:span></text:p>
      <text:p text:style-name="P30"><draw:line text:anchor-type="char" draw:z-index="88" draw:style-name="gr1" draw:text-style-name="P78" svg:x1="0.152cm" svg:y1="-0.012cm" svg:x2="0.515cm" svg:y2="-0.012cm"><text:p/></draw:line></text:p>
      <text:p text:style-name="P31"/>
      <text:p text:style-name="P37">……………………………………………………………………………………………………………………………………...</text:p>
      <text:p text:style-name="P20"/>
      <text:p text:style-name="P37">……………………………………………………………………………………………………………………………………...</text:p>
      <text:p text:style-name="P21"/>
      <text:p text:style-name="P38">*si oui, cochez la case</text:p>
      <text:p text:style-name="P3"><draw:line text:anchor-type="char" draw:z-index="89" draw:style-name="gr1" draw:text-style-name="P78" svg:x1="-0.007cm" svg:y1="0.411cm" svg:x2="18.143cm" svg:y2="0.411cm"><text:p/></draw:line><draw:line text:anchor-type="char" draw:z-index="90" draw:style-name="gr1" draw:text-style-name="P78" svg:x1="0.004cm" svg:y1="0.399cm" svg:x2="0.004cm" svg:y2="9.187cm"><text:p/></draw:line><draw:line text:anchor-type="char" draw:z-index="91" draw:style-name="gr1" draw:text-style-name="P78" svg:x1="18.131cm" svg:y1="0.399cm" svg:x2="18.131cm" svg:y2="9.187cm"><text:p/></draw:line></text:p>
      <text:p text:style-name="P9"/>
      <text:p text:style-name="P6">C - REPRODUCTION</text:p>
      <text:p text:style-name="P3"><draw:line text:anchor-type="char" draw:z-index="92" draw:style-name="gr1" draw:text-style-name="P78" svg:x1="-0.007cm" svg:y1="0.252cm" svg:x2="18.143cm" svg:y2="0.252cm"><text:p/></draw:line></text:p>
      <text:p text:style-name="P7"/>
      <text:p text:style-name="P42">âge de la maturité sexuelle : ………………………… ; saison de reproduction :……………………………………………..</text:p>
      <text:p text:style-name="P22"/>
      <text:p text:style-name="P42">modalités du choix des reproducteurs :…………………………………………………………………………………………</text:p>
      <text:p text:style-name="P20"/>
      <text:p text:style-name="P42">………………………………………………………………………………………………………………………………….</text:p>
      <text:p text:style-name="P20"/>
      <text:p text:style-name="P42">modalités de l’entretien des reproducteurs : ………………………………………………………………….………………..</text:p>
      <text:p text:style-name="P20"/>
      <text:p text:style-name="P42">………………………………………………………………………………………………………………………………….</text:p>
      <text:p text:style-name="P20"/>
      <text:p text:style-name="P42">………………………………………………………………………………………………………………………………….</text:p>
      <text:p text:style-name="P41"><text:span text:style-name="T1"><draw:frame draw:style-name="fr1" draw:name="Image5" text:anchor-type="as-char" svg:width="0.363cm" svg:height="0.318cm" draw:z-index="4"><draw:image xlink:href="Pictures/100000000000001F0000001B1D37013EB4838153.jpg" xlink:type="simple" xlink:show="embed" xlink:actuate="onLoad" loext:mime-type="image/jpeg"/></draw:frame></text:span><text:span text:style-name="T1"><draw:frame draw:style-name="fr1" draw:name="Image6" text:anchor-type="as-char" svg:width="0.041cm" svg:height="0.318cm" draw:z-index="5"><draw:image xlink:href="Pictures/10000000000000020000001B98FC327EB6C12CC1.jpg" xlink:type="simple" xlink:show="embed" xlink:actuate="onLoad" loext:mime-type="image/jpeg"/></draw:frame></text:span><text:span text:style-name="T1">* durée de la gestation : ………………</text:span><text:span text:style-name="T1"><draw:frame draw:style-name="fr1" draw:name="Image7" text:anchor-type="as-char" svg:width="0.363cm" svg:height="0.318cm" draw:z-index="6"><draw:image xlink:href="Pictures/100000000000001F0000001B33B8F92C9E295534.jpg" xlink:type="simple" xlink:show="embed" xlink:actuate="onLoad" loext:mime-type="image/jpeg"/></draw:frame></text:span><text:span text:style-name="T1">* incubation (durée) :…………………</text:span><text:span text:style-name="T1"><draw:frame draw:style-name="fr1" draw:name="Image8" text:anchor-type="as-char" svg:width="0.363cm" svg:height="0.318cm" draw:z-index="7"><draw:image xlink:href="Pictures/100000000000001F0000001B33B8F92C9E295534.jpg" xlink:type="simple" xlink:show="embed" xlink:actuate="onLoad" loext:mime-type="image/jpeg"/></draw:frame></text:span><text:span text:style-name="T1">* incubation naturelle</text:span></text:p>
      <text:p text:style-name="P19"><draw:line text:anchor-type="char" draw:z-index="93" draw:style-name="gr1" draw:text-style-name="P78" svg:x1="0.596cm" svg:y1="-0.035cm" svg:x2="0.959cm" svg:y2="-0.035cm"><text:p/></draw:line><draw:line text:anchor-type="char" draw:z-index="94" draw:style-name="gr1" draw:text-style-name="P78" svg:x1="6.556cm" svg:y1="-0.035cm" svg:x2="6.921cm" svg:y2="-0.035cm"><text:p/></draw:line><draw:line text:anchor-type="char" draw:z-index="95" draw:style-name="gr1" draw:text-style-name="P78" svg:x1="12.467cm" svg:y1="-0.035cm" svg:x2="12.83cm" svg:y2="-0.035cm"><text:p/></draw:line></text:p>
      <text:p text:style-name="P41"><text:span text:style-name="T1"><draw:frame draw:style-name="fr1" draw:name="Image9" text:anchor-type="as-char" svg:width="0.363cm" svg:height="0.318cm" draw:z-index="8"><draw:image xlink:href="Pictures/100000000000001F0000001B1D37013EB4838153.jpg" xlink:type="simple" xlink:show="embed" xlink:actuate="onLoad" loext:mime-type="image/jpeg"/></draw:frame></text:span><text:span text:style-name="T1"><draw:frame draw:style-name="fr1" draw:name="Image10" text:anchor-type="as-char" svg:width="0.041cm" svg:height="0.318cm" draw:z-index="9"><draw:image xlink:href="Pictures/10000000000000020000001B98FC327EB6C12CC1.jpg" xlink:type="simple" xlink:show="embed" xlink:actuate="onLoad" loext:mime-type="image/jpeg"/></draw:frame></text:span><text:span text:style-name="T1">* incubation artificielle</text:span></text:p>
      <text:p text:style-name="P19"><draw:line text:anchor-type="char" draw:z-index="96" draw:style-name="gr1" draw:text-style-name="P78" svg:x1="0.596cm" svg:y1="-0.026cm" svg:x2="0.959cm" svg:y2="-0.026cm"><text:p/></draw:line></text:p>
      <text:p text:style-name="P50">température : …………… ; hygrométrie :…………… ; retournement des oeufs ……………….…………………..</text:p>
      <text:p text:style-name="P20"/>
      <text:p text:style-name="P42">nombre de jeunes escompté par femelle et par an : ……………………………………………………………………………</text:p>
      <text:p text:style-name="P20"/>
      <text:p text:style-name="P42">modalités de l’entretien des jeunes (jusqu’à la phase adulte) : ………………………………………………………………...</text:p>
      <text:p text:style-name="P20"/>
      <text:p text:style-name="P42">………………………………………………………………………………………………………………………………….</text:p>
      <text:p text:style-name="P20"/>
      <text:p text:style-name="P42">…………………………………………………………………………………………………………………………………..</text:p>
      <text:p text:style-name="P20"/>
      <text:p text:style-name="P42">………………………………………………………………………………………………………………………………….</text:p>
      <text:p text:style-name="P20"/>
      <text:p text:style-name="P42">destination des jeunes :…………………………………………………………………………………………………………</text:p>
      <text:p text:style-name="P20"/>
      <text:p text:style-name="P43">…………………………………………………………………………………………………………………………………</text:p>
      <text:p text:style-name="P41"><text:span text:style-name="T1"><draw:frame draw:style-name="fr1" draw:name="Image11" text:anchor-type="as-char" svg:width="0.363cm" svg:height="0.318cm" draw:z-index="10"><draw:image xlink:href="Pictures/100000000000001F0000001B1D37013EB4838153.jpg" xlink:type="simple" xlink:show="embed" xlink:actuate="onLoad" loext:mime-type="image/jpeg"/></draw:frame></text:span><text:span text:style-name="T1"><draw:frame draw:style-name="fr1" draw:name="Image12" text:anchor-type="as-char" svg:width="0.041cm" svg:height="0.318cm" draw:z-index="11"><draw:image xlink:href="Pictures/10000000000000020000001B98FC327EB6C12CC1.jpg" xlink:type="simple" xlink:show="embed" xlink:actuate="onLoad" loext:mime-type="image/jpeg"/></draw:frame></text:span><text:span text:style-name="T1">* autres particularités et précautions : ………………………………………………………….…………………………..</text:span></text:p>
      <text:p text:style-name="P19"><draw:line text:anchor-type="char" draw:z-index="97" draw:style-name="gr1" draw:text-style-name="P78" svg:x1="0.596cm" svg:y1="-0.035cm" svg:x2="0.959cm" svg:y2="-0.035cm"><text:p/></draw:line></text:p>
      <text:p text:style-name="P42">……..…………………………………………………………………………………………………………………………..</text:p>
      <text:p text:style-name="P21"/>
      <text:p text:style-name="P38">* cocher la case si votre élevage est concerné par cette rubrique</text:p>
      <text:p text:style-name="P51"><draw:line text:anchor-type="char" draw:z-index="98" draw:style-name="gr1" draw:text-style-name="P78" svg:x1="-0.007cm" svg:y1="-0.002cm" svg:x2="18.143cm" svg:y2="-0.002cm"><text:p/></draw:line></text:p>
      <text:p text:style-name="P69"><draw:line text:anchor-type="char" draw:z-index="99" draw:style-name="gr2" draw:text-style-name="P78" svg:x1="1.367cm" svg:y1="2.11cm" svg:x2="19.519cm" svg:y2="2.11cm"><text:p/></draw:line><draw:line text:anchor-type="char" draw:z-index="100" draw:style-name="gr2" draw:text-style-name="P78" svg:x1="1.379cm" svg:y1="2.099cm" svg:x2="1.379cm" svg:y2="27.889cm"><text:p/></draw:line><draw:line text:anchor-type="char" draw:z-index="101" draw:style-name="gr2" draw:text-style-name="P78" svg:x1="19.507cm" svg:y1="2.099cm" svg:x2="19.507cm" svg:y2="27.889cm"><text:p/></draw:line><text:bookmark text:name="page5"/>D - INSTALLATIONS D’HEBERGEMENT DES ANIMAUX</text:p>
      <text:p text:style-name="P3"><draw:line text:anchor-type="char" draw:z-index="102" draw:style-name="gr1" draw:text-style-name="P78" svg:x1="-0.148cm" svg:y1="0.252cm" svg:x2="18.002cm" svg:y2="0.252cm"><text:p/></draw:line></text:p>
      <text:p text:style-name="P10"/>
      <text:p text:style-name="P11">Joindre un plan général des installations, les situant dans leur environnement (par rapport aux tiers et aux autres activités personnelles)</text:p>
      <text:p text:style-name="P12"/>
      <text:p text:style-name="P43">nature de l'installation fixe** :</text:p>
      <text:p text:style-name="P52"><text:span text:style-name="T1"><draw:frame draw:style-name="fr1" draw:name="Image13" text:anchor-type="as-char" svg:width="0.363cm" svg:height="0.318cm" draw:z-index="12"><draw:image xlink:href="Pictures/100000000000001F0000001B1D37013EB4838153.jpg" xlink:type="simple" xlink:show="embed" xlink:actuate="onLoad" loext:mime-type="image/jpeg"/></draw:frame></text:span><text:span text:style-name="T1"><draw:frame draw:style-name="fr1" draw:name="Image14" text:anchor-type="as-char" svg:width="0.041cm" svg:height="0.318cm" draw:z-index="13"><draw:image xlink:href="Pictures/10000000000000020000001B98FC327EB6C12CC1.jpg" xlink:type="simple" xlink:show="embed" xlink:actuate="onLoad" loext:mime-type="image/jpeg"/></draw:frame></text:span><text:span text:style-name="T3">* enclos ; </text:span><text:span text:style-name="T3"><draw:frame draw:style-name="fr1" draw:name="Image15" text:anchor-type="as-char" svg:width="0.363cm" svg:height="0.318cm" draw:z-index="14"><draw:image xlink:href="Pictures/100000000000001F0000001B1D37013EB4838153.jpg" xlink:type="simple" xlink:show="embed" xlink:actuate="onLoad" loext:mime-type="image/jpeg"/></draw:frame></text:span><text:span text:style-name="T3"><draw:frame draw:style-name="fr1" draw:name="Image16" text:anchor-type="as-char" svg:width="0.041cm" svg:height="0.318cm" draw:z-index="15"><draw:image xlink:href="Pictures/10000000000000020000001B98FC327EB6C12CC1.jpg" xlink:type="simple" xlink:show="embed" xlink:actuate="onLoad" loext:mime-type="image/jpeg"/></draw:frame></text:span><text:span text:style-name="T3">* cage ; </text:span><text:span text:style-name="T3"><draw:frame draw:style-name="fr1" draw:name="Image17" text:anchor-type="as-char" svg:width="0.363cm" svg:height="0.318cm" draw:z-index="16"><draw:image xlink:href="Pictures/100000000000001F0000001B1D37013EB4838153.jpg" xlink:type="simple" xlink:show="embed" xlink:actuate="onLoad" loext:mime-type="image/jpeg"/></draw:frame></text:span><text:span text:style-name="T3"><draw:frame draw:style-name="fr1" draw:name="Image18" text:anchor-type="as-char" svg:width="0.041cm" svg:height="0.318cm" draw:z-index="17"><draw:image xlink:href="Pictures/10000000000000020000001B98FC327EB6C12CC1.jpg" xlink:type="simple" xlink:show="embed" xlink:actuate="onLoad" loext:mime-type="image/jpeg"/></draw:frame></text:span><text:span text:style-name="T3">* volière ; </text:span><text:span text:style-name="T3"><draw:frame draw:style-name="fr1" draw:name="Image19" text:anchor-type="as-char" svg:width="0.363cm" svg:height="0.318cm" draw:z-index="18"><draw:image xlink:href="Pictures/100000000000001F0000001B1D37013EB4838153.jpg" xlink:type="simple" xlink:show="embed" xlink:actuate="onLoad" loext:mime-type="image/jpeg"/></draw:frame></text:span><text:span text:style-name="T3"><draw:frame draw:style-name="fr1" draw:name="Image20" text:anchor-type="as-char" svg:width="0.041cm" svg:height="0.318cm" draw:z-index="19"><draw:image xlink:href="Pictures/10000000000000020000001B98FC327EB6C12CC1.jpg" xlink:type="simple" xlink:show="embed" xlink:actuate="onLoad" loext:mime-type="image/jpeg"/></draw:frame></text:span><text:span text:style-name="T3">* terrarium ; </text:span><text:span text:style-name="T3"><draw:frame draw:style-name="fr1" draw:name="Image21" text:anchor-type="as-char" svg:width="0.363cm" svg:height="0.318cm" draw:z-index="20"><draw:image xlink:href="Pictures/100000000000001F0000001B1D37013EB4838153.jpg" xlink:type="simple" xlink:show="embed" xlink:actuate="onLoad" loext:mime-type="image/jpeg"/></draw:frame></text:span><text:span text:style-name="T3"><draw:frame draw:style-name="fr1" draw:name="Image22" text:anchor-type="as-char" svg:width="0.041cm" svg:height="0.318cm" draw:z-index="21"><draw:image xlink:href="Pictures/10000000000000020000001B98FC327EB6C12CC1.jpg" xlink:type="simple" xlink:show="embed" xlink:actuate="onLoad" loext:mime-type="image/jpeg"/></draw:frame></text:span><text:span text:style-name="T3">* bassin ; </text:span><text:span text:style-name="T3"><draw:frame draw:style-name="fr1" draw:name="Image23" text:anchor-type="as-char" svg:width="0.363cm" svg:height="0.318cm" draw:z-index="22"><draw:image xlink:href="Pictures/100000000000001F0000001B1D37013EB4838153.jpg" xlink:type="simple" xlink:show="embed" xlink:actuate="onLoad" loext:mime-type="image/jpeg"/></draw:frame></text:span><text:span text:style-name="T3"><draw:frame draw:style-name="fr1" draw:name="Image24" text:anchor-type="as-char" svg:width="0.041cm" svg:height="0.318cm" draw:z-index="23"><draw:image xlink:href="Pictures/10000000000000020000001B98FC327EB6C12CC1.jpg" xlink:type="simple" xlink:show="embed" xlink:actuate="onLoad" loext:mime-type="image/jpeg"/></draw:frame></text:span><text:span text:style-name="T3">* autre : ……………………………………</text:span></text:p>
      <text:p text:style-name="P30"><draw:line text:anchor-type="char" draw:z-index="103" draw:style-name="gr1" draw:text-style-name="P78" svg:x1="1.411cm" svg:y1="-0.021cm" svg:x2="1.776cm" svg:y2="-0.021cm"><text:p/></draw:line><draw:line text:anchor-type="char" draw:z-index="104" draw:style-name="gr1" draw:text-style-name="P78" svg:x1="3.346cm" svg:y1="-0.021cm" svg:x2="3.711cm" svg:y2="-0.021cm"><text:p/></draw:line><draw:line text:anchor-type="char" draw:z-index="105" draw:style-name="gr1" draw:text-style-name="P78" svg:x1="5.027cm" svg:y1="-0.021cm" svg:x2="5.39cm" svg:y2="-0.021cm"><text:p/></draw:line><draw:line text:anchor-type="char" draw:z-index="106" draw:style-name="gr1" draw:text-style-name="P78" svg:x1="7.041cm" svg:y1="-0.021cm" svg:x2="7.406cm" svg:y2="-0.021cm"><text:p/></draw:line><draw:line text:anchor-type="char" draw:z-index="107" draw:style-name="gr1" draw:text-style-name="P78" svg:x1="9.384cm" svg:y1="-0.021cm" svg:x2="9.747cm" svg:y2="-0.021cm"><text:p/></draw:line><draw:line text:anchor-type="char" draw:z-index="108" draw:style-name="gr1" draw:text-style-name="P78" svg:x1="11.296cm" svg:y1="-0.021cm" svg:x2="11.661cm" svg:y2="-0.021cm"><text:p/></draw:line></text:p>
      <text:p text:style-name="P43">nombre d'animaux dans l'installation décrite ou densité en animaux : …………………………………………...…………</text:p>
      <text:p text:style-name="P20"/>
      <text:p text:style-name="P43">dimensions :</text:p>
      <text:p text:style-name="P20"/>
      <text:p text:style-name="P54">longueur : …………………………………………………………………………………………………………….....</text:p>
      <text:p text:style-name="P20"/>
      <text:p text:style-name="P54">largeur : ………………………………………………………………………………………………………………....</text:p>
      <text:p text:style-name="P20"/>
      <text:p text:style-name="P54">hauteur : ……………………………………………………………………………………………………………...…</text:p>
      <text:p text:style-name="P20"/>
      <text:p text:style-name="P46">matériaux des parois de l'installation: …………………………………………………………………………………...…..</text:p>
      <text:p text:style-name="P20"/>
      <text:p text:style-name="P54">…………………………………………………………………………………………………………………………..</text:p>
      <text:p text:style-name="P20"/>
      <text:p text:style-name="P54">…………………………………………………………………………………………………………………………..</text:p>
      <text:p text:style-name="P20"/>
      <text:p text:style-name="P46">nature du sol : ……………………………………………………………………………………………………………….</text:p>
      <text:p text:style-name="P20"/>
      <text:p text:style-name="P54">…………………………………………………………………………………………………………………………..</text:p>
      <text:p text:style-name="P49"><text:span text:style-name="T1"><draw:frame draw:style-name="fr1" draw:name="Image25" text:anchor-type="as-char" svg:width="0.363cm" svg:height="0.318cm" draw:z-index="24"><draw:image xlink:href="Pictures/100000000000001F0000001B1D37013EB4838153.jpg" xlink:type="simple" xlink:show="embed" xlink:actuate="onLoad" loext:mime-type="image/jpeg"/></draw:frame></text:span><text:span text:style-name="T1"><draw:frame draw:style-name="fr1" draw:name="Image26" text:anchor-type="as-char" svg:width="0.041cm" svg:height="0.318cm" draw:z-index="25"><draw:image xlink:href="Pictures/10000000000000020000001B98FC327EB6C12CC1.jpg" xlink:type="simple" xlink:show="embed" xlink:actuate="onLoad" loext:mime-type="image/jpeg"/></draw:frame></text:span><text:span text:style-name="T1">*<text:tab/></text:span><text:span text:style-name="T3">clôtures** (ou grillage des cages):…………………………………………………………………………………….</text:span></text:p>
      <text:p text:style-name="P30"><draw:line text:anchor-type="char" draw:z-index="109" draw:style-name="gr1" draw:text-style-name="P78" svg:x1="0.709cm" svg:y1="-0.035cm" svg:x2="1.072cm" svg:y2="-0.035cm"><text:p/></draw:line></text:p>
      <text:p text:style-name="P54">nature et matériaux : ……………………………………………………………………………………………………</text:p>
      <text:p text:style-name="P53"><text:span text:style-name="T1"><draw:frame draw:style-name="fr1" draw:name="Image27" text:anchor-type="as-char" svg:width="0.363cm" svg:height="0.318cm" draw:z-index="26"><draw:image xlink:href="Pictures/100000000000001F0000001B1D37013EB4838153.jpg" xlink:type="simple" xlink:show="embed" xlink:actuate="onLoad" loext:mime-type="image/jpeg"/></draw:frame></text:span><text:span text:style-name="T1"><draw:frame draw:style-name="fr1" draw:name="Image28" text:anchor-type="as-char" svg:width="0.041cm" svg:height="0.318cm" draw:z-index="27"><draw:image xlink:href="Pictures/10000000000000020000001B98FC327EB6C12CC1.jpg" xlink:type="simple" xlink:show="embed" xlink:actuate="onLoad" loext:mime-type="image/jpeg"/></draw:frame></text:span><text:span text:style-name="T1">*<text:tab/></text:span><text:span text:style-name="T3">écartement des poteaux :…………………………………………………………………………………………</text:span></text:p>
      <text:p text:style-name="P30"><draw:line text:anchor-type="char" draw:z-index="110" draw:style-name="gr1" draw:text-style-name="P78" svg:x1="1.411cm" svg:y1="-0.035cm" svg:x2="1.776cm" svg:y2="-0.035cm"><text:p/></draw:line></text:p>
      <text:p text:style-name="P53"><text:span text:style-name="T1"><draw:frame draw:style-name="fr1" draw:name="Image29" text:anchor-type="as-char" svg:width="0.363cm" svg:height="0.318cm" draw:z-index="28"><draw:image xlink:href="Pictures/100000000000001F0000001B1D37013EB4838153.jpg" xlink:type="simple" xlink:show="embed" xlink:actuate="onLoad" loext:mime-type="image/jpeg"/></draw:frame></text:span><text:span text:style-name="T1"><draw:frame draw:style-name="fr1" draw:name="Image30" text:anchor-type="as-char" svg:width="0.041cm" svg:height="0.318cm" draw:z-index="29"><draw:image xlink:href="Pictures/10000000000000020000001B98FC327EB6C12CC1.jpg" xlink:type="simple" xlink:show="embed" xlink:actuate="onLoad" loext:mime-type="image/jpeg"/></draw:frame></text:span><text:span text:style-name="T1">*<text:tab/></text:span><text:span text:style-name="T3">écartement des barreaux : ………………………………………………………………………………………..</text:span></text:p>
      <text:p text:style-name="P30"><draw:line text:anchor-type="char" draw:z-index="111" draw:style-name="gr1" draw:text-style-name="P78" svg:x1="1.411cm" svg:y1="-0.026cm" svg:x2="1.776cm" svg:y2="-0.026cm"><text:p/></draw:line></text:p>
      <text:p text:style-name="P53"><text:span text:style-name="T1"><draw:frame draw:style-name="fr1" draw:name="Image31" text:anchor-type="as-char" svg:width="0.363cm" svg:height="0.363cm" draw:z-index="30"><draw:image xlink:href="Pictures/100000000000001F0000001F7795D7C99C3EA8F3.jpg" xlink:type="simple" xlink:show="embed" xlink:actuate="onLoad" loext:mime-type="image/jpeg"/></draw:frame></text:span><text:span text:style-name="T1"><draw:frame draw:style-name="fr1" draw:name="Image32" text:anchor-type="as-char" svg:width="0.041cm" svg:height="0.363cm" draw:z-index="31"><draw:image xlink:href="Pictures/10000000000000020000001F07D4C5B41D98D090.jpg" xlink:type="simple" xlink:show="embed" xlink:actuate="onLoad" loext:mime-type="image/jpeg"/></draw:frame></text:span><text:span text:style-name="T1">*<text:tab/></text:span><text:span text:style-name="T3">maille du grillage : ……………………………………………………………………………………………….</text:span></text:p>
      <text:p text:style-name="P30"><draw:line text:anchor-type="char" draw:z-index="112" draw:style-name="gr1" draw:text-style-name="P78" svg:x1="1.411cm" svg:y1="-0.055cm" svg:x2="1.776cm" svg:y2="-0.055cm"><text:p/></draw:line></text:p>
      <text:p text:style-name="P54">hauteur au-dessus du sol : ………………………………………………………………………………………………</text:p>
      <text:p text:style-name="P20"/>
      <text:p text:style-name="P54">profondeur dans le sol : ………………………………………………………………………………………………...</text:p>
      <text:p text:style-name="P49"><text:span text:style-name="T1"><draw:frame draw:style-name="fr1" draw:name="Image33" text:anchor-type="as-char" svg:width="0.363cm" svg:height="0.318cm" draw:z-index="32"><draw:image xlink:href="Pictures/100000000000001F0000001B1D37013EB4838153.jpg" xlink:type="simple" xlink:show="embed" xlink:actuate="onLoad" loext:mime-type="image/jpeg"/></draw:frame></text:span><text:span text:style-name="T1"><draw:frame draw:style-name="fr1" draw:name="Image34" text:anchor-type="as-char" svg:width="0.041cm" svg:height="0.318cm" draw:z-index="33"><draw:image xlink:href="Pictures/10000000000000020000001B98FC327EB6C12CC1.jpg" xlink:type="simple" xlink:show="embed" xlink:actuate="onLoad" loext:mime-type="image/jpeg"/></draw:frame></text:span><text:span text:style-name="T1">*<text:tab/></text:span><text:span text:style-name="T3">barrières supplémentaires ou autres moyens prévenant le contact entre les personnes et les animaux :</text:span></text:p>
      <text:p text:style-name="P30"><draw:line text:anchor-type="char" draw:z-index="113" draw:style-name="gr1" draw:text-style-name="P78" svg:x1="0.709cm" svg:y1="-0.035cm" svg:x2="1.072cm" svg:y2="-0.035cm"><text:p/></draw:line></text:p>
      <text:p text:style-name="P72">…………………………………………………………………………………………………………………………..</text:p>
      <text:p text:style-name="P49"><text:span text:style-name="T1"><draw:frame draw:style-name="fr1" draw:name="Image35" text:anchor-type="as-char" svg:width="0.363cm" svg:height="0.318cm" draw:z-index="34"><draw:image xlink:href="Pictures/100000000000001F0000001B1D37013EB4838153.jpg" xlink:type="simple" xlink:show="embed" xlink:actuate="onLoad" loext:mime-type="image/jpeg"/></draw:frame></text:span><text:span text:style-name="T1"><draw:frame draw:style-name="fr1" draw:name="Image36" text:anchor-type="as-char" svg:width="0.041cm" svg:height="0.318cm" draw:z-index="35"><draw:image xlink:href="Pictures/10000000000000020000001B98FC327EB6C12CC1.jpg" xlink:type="simple" xlink:show="embed" xlink:actuate="onLoad" loext:mime-type="image/jpeg"/></draw:frame></text:span><text:span text:style-name="T1">*<text:tab/></text:span><text:span text:style-name="T3">abris ou installations intérieures</text:span></text:p>
      <text:p text:style-name="P30"><draw:line text:anchor-type="char" draw:z-index="114" draw:style-name="gr1" draw:text-style-name="P78" svg:x1="0.709cm" svg:y1="-0.035cm" svg:x2="1.072cm" svg:y2="-0.035cm"><text:p/></draw:line></text:p>
      <text:p text:style-name="P54">nature et matériaux : ……………………………………………………………………………………………………</text:p>
      <text:p text:style-name="P20"/>
      <text:p text:style-name="P54">largeur : …………………………………………………………………………………………………………………</text:p>
      <text:p text:style-name="P20"/>
      <text:p text:style-name="P54">longueur : ……………………………………………………………………………………………………………….</text:p>
      <text:p text:style-name="P20"/>
      <text:p text:style-name="P54">hauteur : ………………………………………………………………………………………………………………...</text:p>
      <text:p text:style-name="P53"><text:span text:style-name="T1"><draw:frame draw:style-name="fr1" draw:name="Image37" text:anchor-type="as-char" svg:width="0.363cm" svg:height="0.318cm" draw:z-index="36"><draw:image xlink:href="Pictures/100000000000001F0000001B1D37013EB4838153.jpg" xlink:type="simple" xlink:show="embed" xlink:actuate="onLoad" loext:mime-type="image/jpeg"/></draw:frame></text:span><text:span text:style-name="T1"><draw:frame draw:style-name="fr1" draw:name="Image38" text:anchor-type="as-char" svg:width="0.041cm" svg:height="0.318cm" draw:z-index="37"><draw:image xlink:href="Pictures/10000000000000020000001B98FC327EB6C12CC1.jpg" xlink:type="simple" xlink:show="embed" xlink:actuate="onLoad" loext:mime-type="image/jpeg"/></draw:frame></text:span><text:span text:style-name="T1">*<text:tab/></text:span><text:span text:style-name="T3">chauffage (type et températures recherchées): …………………………………………….…………………….</text:span></text:p>
      <text:p text:style-name="P30"><draw:line text:anchor-type="char" draw:z-index="115" draw:style-name="gr1" draw:text-style-name="P78" svg:x1="1.411cm" svg:y1="-0.035cm" svg:x2="1.776cm" svg:y2="-0.035cm"><text:p/></draw:line></text:p>
      <text:p text:style-name="P54">…………………………………………………………………………………………………………………………..</text:p>
      <text:p text:style-name="P20"/>
      <text:p text:style-name="P71">…………………………………………………………………………………………………………………………...</text:p>
      <text:p text:style-name="P32"/>
      <text:p text:style-name="P53"><text:span text:style-name="T1"><draw:frame draw:style-name="fr1" draw:name="Image39" text:anchor-type="as-char" svg:width="0.363cm" svg:height="0.363cm" draw:z-index="38"><draw:image xlink:href="Pictures/100000000000001F0000001F7795D7C99C3EA8F3.jpg" xlink:type="simple" xlink:show="embed" xlink:actuate="onLoad" loext:mime-type="image/jpeg"/></draw:frame></text:span><text:span text:style-name="T1"><draw:frame draw:style-name="fr1" draw:name="Image40" text:anchor-type="as-char" svg:width="0.041cm" svg:height="0.363cm" draw:z-index="39"><draw:image xlink:href="Pictures/10000000000000020000001F07D4C5B41D98D090.jpg" xlink:type="simple" xlink:show="embed" xlink:actuate="onLoad" loext:mime-type="image/jpeg"/></draw:frame></text:span><text:span text:style-name="T1">*<text:tab/></text:span><text:span text:style-name="T3">éclairement artificiel :…………………………………………………………………………………………….</text:span></text:p>
      <text:p text:style-name="P30"><draw:line text:anchor-type="char" draw:z-index="116" draw:style-name="gr1" draw:text-style-name="P78" svg:x1="1.411cm" svg:y1="-0.055cm" svg:x2="1.776cm" svg:y2="-0.055cm"><text:p/></draw:line></text:p>
      <text:p text:style-name="P54">…………………………………………………………………………………………………………………………..</text:p>
      <text:p text:style-name="P20"/>
      <text:p text:style-name="P54">…………………………………………………………………………………………………………………………..</text:p>
      <text:p text:style-name="P53"><text:span text:style-name="T1"><draw:frame draw:style-name="fr1" draw:name="Image41" text:anchor-type="as-char" svg:width="0.363cm" svg:height="0.318cm" draw:z-index="40"><draw:image xlink:href="Pictures/100000000000001F0000001B1D37013EB4838153.jpg" xlink:type="simple" xlink:show="embed" xlink:actuate="onLoad" loext:mime-type="image/jpeg"/></draw:frame></text:span><text:span text:style-name="T1"><draw:frame draw:style-name="fr1" draw:name="Image42" text:anchor-type="as-char" svg:width="0.041cm" svg:height="0.318cm" draw:z-index="41"><draw:image xlink:href="Pictures/10000000000000020000001B98FC327EB6C12CC1.jpg" xlink:type="simple" xlink:show="embed" xlink:actuate="onLoad" loext:mime-type="image/jpeg"/></draw:frame></text:span><text:span text:style-name="T1">*<text:tab/></text:span><text:span text:style-name="T3">système de ventilation :…………………………………………………………………………………………..</text:span></text:p>
      <text:p text:style-name="P30"><draw:line text:anchor-type="char" draw:z-index="117" draw:style-name="gr1" draw:text-style-name="P78" svg:x1="1.411cm" svg:y1="-0.035cm" svg:x2="1.776cm" svg:y2="-0.035cm"><text:p/></draw:line></text:p>
      <text:p text:style-name="P54">…………………………………………………………………………………………………………………………..</text:p>
      <text:p text:style-name="P53"><text:span text:style-name="T1"><draw:frame draw:style-name="fr1" draw:name="Image43" text:anchor-type="as-char" svg:width="0.363cm" svg:height="0.318cm" draw:z-index="42"><draw:image xlink:href="Pictures/100000000000001F0000001B1D37013EB4838153.jpg" xlink:type="simple" xlink:show="embed" xlink:actuate="onLoad" loext:mime-type="image/jpeg"/></draw:frame></text:span><text:span text:style-name="T1"><draw:frame draw:style-name="fr1" draw:name="Image44" text:anchor-type="as-char" svg:width="0.041cm" svg:height="0.318cm" draw:z-index="43"><draw:image xlink:href="Pictures/10000000000000020000001B98FC327EB6C12CC1.jpg" xlink:type="simple" xlink:show="embed" xlink:actuate="onLoad" loext:mime-type="image/jpeg"/></draw:frame></text:span><text:span text:style-name="T1">*<text:tab/></text:span><text:span text:style-name="T3">taux d’hygrométrie :………………………………………………………………………………………………</text:span></text:p>
      <text:p text:style-name="P30"><draw:line text:anchor-type="char" draw:z-index="118" draw:style-name="gr1" draw:text-style-name="P78" svg:x1="1.411cm" svg:y1="-0.035cm" svg:x2="1.776cm" svg:y2="-0.035cm"><text:p/></draw:line></text:p>
      <text:p text:style-name="P49"><text:span text:style-name="T1"><draw:frame draw:style-name="fr1" draw:name="Image45" text:anchor-type="as-char" svg:width="0.363cm" svg:height="0.318cm" draw:z-index="44"><draw:image xlink:href="Pictures/100000000000001F0000001B1D37013EB4838153.jpg" xlink:type="simple" xlink:show="embed" xlink:actuate="onLoad" loext:mime-type="image/jpeg"/></draw:frame></text:span><text:span text:style-name="T1"><draw:frame draw:style-name="fr1" draw:name="Image46" text:anchor-type="as-char" svg:width="0.041cm" svg:height="0.318cm" draw:z-index="45"><draw:image xlink:href="Pictures/10000000000000020000001B98FC327EB6C12CC1.jpg" xlink:type="simple" xlink:show="embed" xlink:actuate="onLoad" loext:mime-type="image/jpeg"/></draw:frame></text:span><text:span text:style-name="T1">*<text:tab/></text:span><text:span text:style-name="T3">moyens de fermeture de l’installation: …………………….…………………………………………………………</text:span></text:p>
      <text:p text:style-name="P30"><draw:line text:anchor-type="char" draw:z-index="119" draw:style-name="gr1" draw:text-style-name="P78" svg:x1="0.709cm" svg:y1="-0.026cm" svg:x2="1.072cm" svg:y2="-0.026cm"><text:p/></draw:line></text:p>
      <text:p text:style-name="P72">………………………………………………………………………………………………………………………….</text:p>
      <text:p text:style-name="P20"/>
      <text:p text:style-name="P55">…………………………………………………………………………………………………………………………</text:p>
      <text:p text:style-name="P49"><text:span text:style-name="T1"><draw:frame draw:style-name="fr1" draw:name="Image47" text:anchor-type="as-char" svg:width="0.363cm" svg:height="0.318cm" draw:z-index="46"><draw:image xlink:href="Pictures/100000000000001F0000001B1D37013EB4838153.jpg" xlink:type="simple" xlink:show="embed" xlink:actuate="onLoad" loext:mime-type="image/jpeg"/></draw:frame></text:span><text:span text:style-name="T1"><draw:frame draw:style-name="fr1" draw:name="Image48" text:anchor-type="as-char" svg:width="0.041cm" svg:height="0.318cm" draw:z-index="47"><draw:image xlink:href="Pictures/10000000000000020000001B98FC327EB6C12CC1.jpg" xlink:type="simple" xlink:show="embed" xlink:actuate="onLoad" loext:mime-type="image/jpeg"/></draw:frame></text:span><text:span text:style-name="T1">*<text:tab/></text:span><text:span text:style-name="T3">accessoires ou aménagements particuliers situés dans l'installation :</text:span></text:p>
      <text:p text:style-name="P30"><draw:line text:anchor-type="char" draw:z-index="120" draw:style-name="gr1" draw:text-style-name="P78" svg:x1="0.709cm" svg:y1="-0.035cm" svg:x2="1.072cm" svg:y2="-0.035cm"><text:p/></draw:line></text:p>
      <text:p text:style-name="P53"><text:span text:style-name="T1"><draw:frame draw:style-name="fr1" draw:name="Image49" text:anchor-type="as-char" svg:width="0.363cm" svg:height="0.318cm" draw:z-index="48"><draw:image xlink:href="Pictures/100000000000001F0000001B1D37013EB4838153.jpg" xlink:type="simple" xlink:show="embed" xlink:actuate="onLoad" loext:mime-type="image/jpeg"/></draw:frame></text:span><text:span text:style-name="T1"><draw:frame draw:style-name="fr1" draw:name="Image50" text:anchor-type="as-char" svg:width="0.041cm" svg:height="0.318cm" draw:z-index="49"><draw:image xlink:href="Pictures/10000000000000020000001B98FC327EB6C12CC1.jpg" xlink:type="simple" xlink:show="embed" xlink:actuate="onLoad" loext:mime-type="image/jpeg"/></draw:frame></text:span><text:span text:style-name="T1">*<text:tab/></text:span><text:span text:style-name="T3">bassin : préciser ses dimensions : ………………………………………………………………………………..</text:span></text:p>
      <text:p text:style-name="P30"><draw:line text:anchor-type="char" draw:z-index="121" draw:style-name="gr1" draw:text-style-name="P78" svg:x1="1.411cm" svg:y1="-0.026cm" svg:x2="1.776cm" svg:y2="-0.026cm"><text:p/></draw:line></text:p>
      <text:p text:style-name="P54">modalités de maîtrise de la qualité de l’eau :…………………………………………………………………………...</text:p>
      <text:p text:style-name="P20"/>
      <text:p text:style-name="P54">…………………………………………………………………………………………………………………………..</text:p>
      <text:p text:style-name="P20"/>
      <text:p text:style-name="P54">…………………………………………………………………………………………………………………………..</text:p>
      <text:p text:style-name="P53"><text:span text:style-name="T1"><draw:frame draw:style-name="fr1" draw:name="Image51" text:anchor-type="as-char" svg:width="0.363cm" svg:height="0.318cm" draw:z-index="50"><draw:image xlink:href="Pictures/100000000000001F0000001B1D37013EB4838153.jpg" xlink:type="simple" xlink:show="embed" xlink:actuate="onLoad" loext:mime-type="image/jpeg"/></draw:frame></text:span><text:span text:style-name="T1"><draw:frame draw:style-name="fr1" draw:name="Image52" text:anchor-type="as-char" svg:width="0.041cm" svg:height="0.318cm" draw:z-index="51"><draw:image xlink:href="Pictures/10000000000000020000001B98FC327EB6C12CC1.jpg" xlink:type="simple" xlink:show="embed" xlink:actuate="onLoad" loext:mime-type="image/jpeg"/></draw:frame></text:span><text:span text:style-name="T1">*<text:tab/></text:span><text:span text:style-name="T3">plantes, arbres : …………………………………………………………………………………………………..</text:span></text:p>
      <text:p text:style-name="P30"><draw:line text:anchor-type="char" draw:z-index="122" draw:style-name="gr1" draw:text-style-name="P78" svg:x1="1.411cm" svg:y1="-0.035cm" svg:x2="1.776cm" svg:y2="-0.035cm"><text:p/></draw:line></text:p>
      <text:p text:style-name="P53"><text:span text:style-name="T1"><draw:frame draw:style-name="fr1" draw:name="Image53" text:anchor-type="as-char" svg:width="0.363cm" svg:height="0.318cm" draw:z-index="52"><draw:image xlink:href="Pictures/100000000000001F0000001B1D37013EB4838153.jpg" xlink:type="simple" xlink:show="embed" xlink:actuate="onLoad" loext:mime-type="image/jpeg"/></draw:frame></text:span><text:span text:style-name="T1"><draw:frame draw:style-name="fr1" draw:name="Image54" text:anchor-type="as-char" svg:width="0.041cm" svg:height="0.318cm" draw:z-index="53"><draw:image xlink:href="Pictures/10000000000000020000001B98FC327EB6C12CC1.jpg" xlink:type="simple" xlink:show="embed" xlink:actuate="onLoad" loext:mime-type="image/jpeg"/></draw:frame></text:span><text:span text:style-name="T1">*<text:tab/></text:span><text:span text:style-name="T3">litière : …………………………………………………………………..………………………………………..</text:span></text:p>
      <text:p text:style-name="P30"><draw:line text:anchor-type="char" draw:z-index="123" draw:style-name="gr1" draw:text-style-name="P78" svg:x1="1.411cm" svg:y1="-0.026cm" svg:x2="1.776cm" svg:y2="-0.026cm"><text:p/></draw:line></text:p>
      <text:p text:style-name="P53"><text:span text:style-name="T1"><draw:frame draw:style-name="fr1" draw:name="Image55" text:anchor-type="as-char" svg:width="0.363cm" svg:height="0.363cm" draw:z-index="54"><draw:image xlink:href="Pictures/100000000000001F0000001F7795D7C99C3EA8F3.jpg" xlink:type="simple" xlink:show="embed" xlink:actuate="onLoad" loext:mime-type="image/jpeg"/></draw:frame></text:span><text:span text:style-name="T1"><draw:frame draw:style-name="fr1" draw:name="Image56" text:anchor-type="as-char" svg:width="0.041cm" svg:height="0.363cm" draw:z-index="55"><draw:image xlink:href="Pictures/10000000000000020000001F07D4C5B41D98D090.jpg" xlink:type="simple" xlink:show="embed" xlink:actuate="onLoad" loext:mime-type="image/jpeg"/></draw:frame></text:span><text:span text:style-name="T1">*<text:tab/></text:span><text:span text:style-name="T3">autres:……………………………………………………..………………………………………………………</text:span></text:p>
      <text:p text:style-name="P30"><draw:line text:anchor-type="char" draw:z-index="124" draw:style-name="gr1" draw:text-style-name="P78" svg:x1="1.411cm" svg:y1="-0.055cm" svg:x2="1.776cm" svg:y2="-0.055cm"><text:p/></draw:line></text:p>
      <text:p text:style-name="P72">…………………………………………………………………………………………………………………………..</text:p>
      <text:p text:style-name="P20"/>
      <text:p text:style-name="P72">…………………………………………………………………………………………………………………………..</text:p>
      <text:p text:style-name="P20"/>
      <text:p text:style-name="P72">…………………………………………………………………………………………………………………………..</text:p>
      <text:p text:style-name="P49"><text:span text:style-name="T1"><draw:frame draw:style-name="fr1" draw:name="Image57" text:anchor-type="as-char" svg:width="0.363cm" svg:height="0.318cm" draw:z-index="56"><draw:image xlink:href="Pictures/100000000000001F0000001B1D37013EB4838153.jpg" xlink:type="simple" xlink:show="embed" xlink:actuate="onLoad" loext:mime-type="image/jpeg"/></draw:frame></text:span><text:span text:style-name="T1"><draw:frame draw:style-name="fr1" draw:name="Image58" text:anchor-type="as-char" svg:width="0.041cm" svg:height="0.318cm" draw:z-index="57"><draw:image xlink:href="Pictures/10000000000000020000001B98FC327EB6C12CC1.jpg" xlink:type="simple" xlink:show="embed" xlink:actuate="onLoad" loext:mime-type="image/jpeg"/></draw:frame></text:span><text:span text:style-name="T1">*<text:tab/></text:span><text:span text:style-name="T3">matériels de capture, de contention ou d'abattage et localisation de ces matériels : …………………………………</text:span></text:p>
      <text:p text:style-name="P30"><draw:line text:anchor-type="char" draw:z-index="125" draw:style-name="gr1" draw:text-style-name="P78" svg:x1="0.709cm" svg:y1="-0.035cm" svg:x2="1.072cm" svg:y2="-0.035cm"><text:p/></draw:line></text:p>
      <text:p text:style-name="P73">…………………………………………………………………………………………………………………………...</text:p>
      <text:p text:style-name="P20"/>
      <text:p text:style-name="P73">…………………………………………………………………………………………………………………………...</text:p>
      <text:p text:style-name="P49"><text:span text:style-name="T1"><draw:frame draw:style-name="fr1" draw:name="Image59" text:anchor-type="as-char" svg:width="0.363cm" svg:height="0.318cm" draw:z-index="58"><draw:image xlink:href="Pictures/100000000000001F0000001B1D37013EB4838153.jpg" xlink:type="simple" xlink:show="embed" xlink:actuate="onLoad" loext:mime-type="image/jpeg"/></draw:frame></text:span><text:span text:style-name="T1"><draw:frame draw:style-name="fr1" draw:name="Image60" text:anchor-type="as-char" svg:width="0.041cm" svg:height="0.318cm" draw:z-index="59"><draw:image xlink:href="Pictures/10000000000000020000001B98FC327EB6C12CC1.jpg" xlink:type="simple" xlink:show="embed" xlink:actuate="onLoad" loext:mime-type="image/jpeg"/></draw:frame></text:span><text:span text:style-name="T1">*<text:tab/></text:span><text:span text:style-name="T3">local de quarantaine : préciser ses particularités : …………………………………………………………………….</text:span></text:p>
      <text:p text:style-name="P30"><draw:line text:anchor-type="char" draw:z-index="126" draw:style-name="gr1" draw:text-style-name="P78" svg:x1="0.709cm" svg:y1="-0.035cm" svg:x2="1.072cm" svg:y2="-0.035cm"><text:p/></draw:line></text:p>
      <text:p text:style-name="P74">……………………………………………………………………………………………………………………………..</text:p>
      <text:p text:style-name="P20"/>
      <text:p text:style-name="P74">……………………………………………………………………………………………………………………………..</text:p>
      <text:p text:style-name="P20"/>
      <text:p text:style-name="P74">……………………………………………………………………………………………………………………………..</text:p>
      <text:p text:style-name="P21"/>
      <text:p text:style-name="P56">INSTALLATIONS D’HEBERGEMENT DES ANIMAUX (SUITE)</text:p>
      <text:p text:style-name="P51"><draw:line text:anchor-type="char" draw:z-index="127" draw:style-name="gr1" draw:text-style-name="P78" svg:x1="-0.148cm" svg:y1="0.411cm" svg:x2="18.002cm" svg:y2="0.411cm"><text:p/></draw:line></text:p>
      <text:p text:style-name="P75"><draw:line text:anchor-type="char" draw:z-index="128" draw:style-name="gr2" draw:text-style-name="P78" svg:x1="1.367cm" svg:y1="1.697cm" svg:x2="19.519cm" svg:y2="1.697cm"><text:p/></draw:line><draw:line text:anchor-type="char" draw:z-index="129" draw:style-name="gr2" draw:text-style-name="P78" svg:x1="1.378cm" svg:y1="1.686cm" svg:x2="1.378cm" svg:y2="7.121cm"><text:p/></draw:line><draw:line text:anchor-type="char" draw:z-index="130" draw:style-name="gr2" draw:text-style-name="P78" svg:x1="1.367cm" svg:y1="7.107cm" svg:x2="19.519cm" svg:y2="7.107cm"><text:p/></draw:line><draw:line text:anchor-type="char" draw:z-index="131" draw:style-name="gr2" draw:text-style-name="P78" svg:x1="19.507cm" svg:y1="1.686cm" svg:x2="19.507cm" svg:y2="7.121cm"><text:p/></draw:line><text:bookmark text:name="page6"/><text:span text:style-name="T1"><draw:frame draw:style-name="fr1" draw:name="Image61" text:anchor-type="as-char" svg:width="0.363cm" svg:height="0.363cm" draw:z-index="60"><draw:image xlink:href="Pictures/100000000000001F0000001F7795D7C99C3EA8F3.jpg" xlink:type="simple" xlink:show="embed" xlink:actuate="onLoad" loext:mime-type="image/jpeg"/></draw:frame></text:span><text:span text:style-name="T1"><draw:frame draw:style-name="fr1" draw:name="Image62" text:anchor-type="as-char" svg:width="0.041cm" svg:height="0.363cm" draw:z-index="61"><draw:image xlink:href="Pictures/10000000000000020000001F07D4C5B41D98D090.jpg" xlink:type="simple" xlink:show="embed" xlink:actuate="onLoad" loext:mime-type="image/jpeg"/></draw:frame></text:span><text:span text:style-name="T1">*<text:tab/></text:span><text:span text:style-name="T3">autres particularités de l’installation : ………………………………………………………………………………...</text:span></text:p>
      <text:p text:style-name="P30"><draw:line text:anchor-type="char" draw:z-index="132" draw:style-name="gr1" draw:text-style-name="P78" svg:x1="0.85cm" svg:y1="-0.041cm" svg:x2="1.213cm" svg:y2="-0.041cm"><text:p/></draw:line></text:p>
      <text:p text:style-name="P76">……………………………………………………………………………………………………………………………..</text:p>
      <text:p text:style-name="P20"/>
      <text:p text:style-name="P76">……………………………………………………………………………………………………………………………..</text:p>
      <text:p text:style-name="P20"/>
      <text:p text:style-name="P76">……………………………………………………………………………………………………………………………..</text:p>
      <text:p text:style-name="P20"/>
      <text:p text:style-name="P76">……………………………………………………………………………………………………………………………..</text:p>
      <text:p text:style-name="P20"/>
      <text:p text:style-name="P76">……………………………………………………………………………………………………………………………..</text:p>
      <text:p text:style-name="P57"><text:span text:style-name="T1"><draw:frame draw:style-name="fr1" draw:name="Image63" text:anchor-type="as-char" svg:width="0.363cm" svg:height="0.318cm" draw:z-index="62"><draw:image xlink:href="Pictures/100000000000001F0000001B1D37013EB4838153.jpg" xlink:type="simple" xlink:show="embed" xlink:actuate="onLoad" loext:mime-type="image/jpeg"/></draw:frame></text:span><text:span text:style-name="T1"><draw:frame draw:style-name="fr1" draw:name="Image64" text:anchor-type="as-char" svg:width="0.041cm" svg:height="0.318cm" draw:z-index="63"><draw:image xlink:href="Pictures/10000000000000020000001B98FC327EB6C12CC1.jpg" xlink:type="simple" xlink:show="embed" xlink:actuate="onLoad" loext:mime-type="image/jpeg"/></draw:frame></text:span><text:span text:style-name="T1">*<text:tab/></text:span><text:span text:style-name="T3">description des moyens de transport des animaux (type, dimensions, précautions,…) : …………………………….</text:span></text:p>
      <text:p text:style-name="P30"><draw:line text:anchor-type="char" draw:z-index="133" draw:style-name="gr1" draw:text-style-name="P78" svg:x1="0.85cm" svg:y1="-0.035cm" svg:x2="1.213cm" svg:y2="-0.035cm"><text:p/></draw:line></text:p>
      <text:p text:style-name="P76">……………………………………………………………………………………………………………………………..</text:p>
      <text:p text:style-name="P20"/>
      <text:p text:style-name="P76">……………………………………………………………………………………………………………………………..</text:p>
      <text:p text:style-name="P20"/>
      <text:p text:style-name="P76">……………………………………………………………………………………………………………………………..</text:p>
      <text:p text:style-name="P20"/>
      <text:p text:style-name="P76">……………………………………………………………………………………………………………………………..</text:p>
      <text:p text:style-name="P21"/>
      <text:p text:style-name="P58">*cocher la case si votre élevage est concerné par cette rubrique ** joindre un plan ou un schéma</text:p>
      <text:p text:style-name="P3"><draw:line text:anchor-type="char" draw:z-index="134" draw:style-name="gr1" draw:text-style-name="P78" svg:x1="-0.007cm" svg:y1="0.407cm" svg:x2="18.143cm" svg:y2="0.407cm"><text:p/></draw:line><draw:line text:anchor-type="char" draw:z-index="135" draw:style-name="gr1" draw:text-style-name="P78" svg:x1="0.004cm" svg:y1="0.395cm" svg:x2="0.004cm" svg:y2="8.357cm"><text:p/></draw:line><draw:line text:anchor-type="char" draw:z-index="136" draw:style-name="gr1" draw:text-style-name="P78" svg:x1="18.131cm" svg:y1="0.395cm" svg:x2="18.131cm" svg:y2="8.357cm"><text:p/></draw:line></text:p>
      <text:p text:style-name="P13"/>
      <text:p text:style-name="P6">E -MESURES D'HYGIENE</text:p>
      <text:p text:style-name="P3"><draw:line text:anchor-type="char" draw:z-index="137" draw:style-name="gr1" draw:text-style-name="P78" svg:x1="-0.007cm" svg:y1="0.252cm" svg:x2="18.143cm" svg:y2="0.252cm"><text:p/></draw:line></text:p>
      <text:p text:style-name="P14"/>
      <text:p text:style-name="P36"><text:span text:style-name="T1"><draw:frame draw:style-name="fr1" draw:name="Image65" text:anchor-type="as-char" svg:width="0.363cm" svg:height="0.363cm" draw:z-index="64"><draw:image xlink:href="Pictures/100000000000001F0000001F7795D7C99C3EA8F3.jpg" xlink:type="simple" xlink:show="embed" xlink:actuate="onLoad" loext:mime-type="image/jpeg"/></draw:frame></text:span><text:span text:style-name="T1"><draw:frame draw:style-name="fr1" draw:name="Image66" text:anchor-type="as-char" svg:width="0.041cm" svg:height="0.363cm" draw:z-index="65"><draw:image xlink:href="Pictures/10000000000000020000001F07D4C5B41D98D090.jpg" xlink:type="simple" xlink:show="embed" xlink:actuate="onLoad" loext:mime-type="image/jpeg"/></draw:frame></text:span><text:span text:style-name="T1">*<text:tab/></text:span><text:span text:style-name="T3">nettoyage</text:span></text:p>
      <text:p text:style-name="P30"><draw:line text:anchor-type="char" draw:z-index="138" draw:style-name="gr1" draw:text-style-name="P78" svg:x1="0.152cm" svg:y1="-0.041cm" svg:x2="0.515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7" text:anchor-type="as-char" svg:width="0.358cm" svg:height="0.318cm" draw:z-index="66"><draw:image xlink:href="Pictures/100000000000001F0000001B1D37013EB4838153.jpg" xlink:type="simple" xlink:show="embed" xlink:actuate="onLoad" loext:mime-type="image/jpeg"/></draw:frame></text:span><text:span text:style-name="T1"><draw:frame draw:style-name="fr1" draw:name="Image68" text:anchor-type="as-char" svg:width="0.041cm" svg:height="0.318cm" draw:z-index="67"><draw:image xlink:href="Pictures/10000000000000020000001B98FC327EB6C12CC1.jpg" xlink:type="simple" xlink:show="embed" xlink:actuate="onLoad" loext:mime-type="image/jpeg"/></draw:frame></text:span><text:span text:style-name="T1">*<text:tab/></text:span><text:span text:style-name="T3">désinfection</text:span></text:p>
      <text:p text:style-name="P30"><draw:line text:anchor-type="char" draw:z-index="139" draw:style-name="gr1" draw:text-style-name="P78" svg:x1="0.152cm" svg:y1="-0.041cm" svg:x2="0.512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9" text:anchor-type="as-char" svg:width="0.363cm" svg:height="0.318cm" draw:z-index="68"><draw:image xlink:href="Pictures/100000000000001F0000001B1D37013EB4838153.jpg" xlink:type="simple" xlink:show="embed" xlink:actuate="onLoad" loext:mime-type="image/jpeg"/></draw:frame></text:span><text:span text:style-name="T1"><draw:frame draw:style-name="fr1" draw:name="Image70" text:anchor-type="as-char" svg:width="0.041cm" svg:height="0.318cm" draw:z-index="69"><draw:image xlink:href="Pictures/10000000000000020000001B98FC327EB6C12CC1.jpg" xlink:type="simple" xlink:show="embed" xlink:actuate="onLoad" loext:mime-type="image/jpeg"/></draw:frame></text:span><text:span text:style-name="T1">*<text:tab/></text:span><text:span text:style-name="T3">évacuation des déchets</text:span></text:p>
      <text:p text:style-name="P30"><draw:line text:anchor-type="char" draw:z-index="140" draw:style-name="gr1" draw:text-style-name="P78" svg:x1="0.152cm" svg:y1="-0.035cm" svg:x2="0.515cm" svg:y2="-0.035cm"><text:p/></draw:line></text:p>
      <text:p text:style-name="P59">méthode : ……………………………………………………………………………………………………………………</text:p>
      <text:p text:style-name="P20"/>
      <text:p text:style-name="P59">fréquence : …………………………………………………………………………………………………………………..</text:p>
      <text:p text:style-name="P20"/>
      <text:p text:style-name="P59">traitement des déchets : ……………………………………………………………………………………………………..</text:p>
      <text:p text:style-name="P20"/>
      <text:p text:style-name="P59">destination des déchets : ……………………………………………………………………………………………………</text:p>
      <text:p text:style-name="P36"><text:span text:style-name="T1"><draw:frame draw:style-name="fr1" draw:name="Image71" text:anchor-type="as-char" svg:width="0.363cm" svg:height="0.318cm" draw:z-index="70"><draw:image xlink:href="Pictures/100000000000001F0000001B1D37013EB4838153.jpg" xlink:type="simple" xlink:show="embed" xlink:actuate="onLoad" loext:mime-type="image/jpeg"/></draw:frame></text:span><text:span text:style-name="T1"><draw:frame draw:style-name="fr1" draw:name="Image72" text:anchor-type="as-char" svg:width="0.041cm" svg:height="0.318cm" draw:z-index="71"><draw:image xlink:href="Pictures/10000000000000020000001B98FC327EB6C12CC1.jpg" xlink:type="simple" xlink:show="embed" xlink:actuate="onLoad" loext:mime-type="image/jpeg"/></draw:frame></text:span><text:span text:style-name="T1">*<text:tab/></text:span><text:span text:style-name="T3">autres mesures : …………………………………………………………………………………………………………….</text:span></text:p>
      <text:p text:style-name="P30"><draw:line text:anchor-type="char" draw:z-index="141" draw:style-name="gr1" draw:text-style-name="P78" svg:x1="0.152cm" svg:y1="-0.035cm" svg:x2="0.515cm" svg:y2="-0.035cm"><text:p/></draw:line></text:p>
      <text:p text:style-name="P59">……………………………………………………………………………………………………………………………….</text:p>
      <text:p text:style-name="P21"/>
      <text:p text:style-name="P38">* cocher la case si votre élevage est concerné par cette rubrique</text:p>
      <text:p text:style-name="P3"><draw:line text:anchor-type="char" draw:z-index="142" draw:style-name="gr1" draw:text-style-name="P78" svg:x1="-0.007cm" svg:y1="-0.002cm" svg:x2="18.143cm" svg:y2="-0.002cm"><text:p/></draw:line><draw:line text:anchor-type="char" draw:z-index="143" draw:style-name="gr1" draw:text-style-name="P78" svg:x1="-0.134cm" svg:y1="0.436cm" svg:x2="18.143cm" svg:y2="0.436cm"><text:p/></draw:line><draw:line text:anchor-type="char" draw:z-index="144" draw:style-name="gr1" draw:text-style-name="P78" svg:x1="-0.122cm" svg:y1="0.423cm" svg:x2="-0.122cm" svg:y2="7.553cm"><text:p/></draw:line><draw:line text:anchor-type="char" draw:z-index="145" draw:style-name="gr1" draw:text-style-name="P78" svg:x1="18.131cm" svg:y1="0.423cm" svg:x2="18.131cm" svg:y2="7.553cm"><text:p/></draw:line></text:p>
      <text:p text:style-name="P15"/>
      <text:p text:style-name="P60">G – PREVENTION DES MALADIES</text:p>
      <text:p text:style-name="P3"><draw:line text:anchor-type="char" draw:z-index="146" draw:style-name="gr1" draw:text-style-name="P78" svg:x1="-0.134cm" svg:y1="0.252cm" svg:x2="18.143cm" svg:y2="0.252cm"><text:p/></draw:line></text:p>
      <text:p text:style-name="P7"/>
      <text:p text:style-name="P23">Principales maladies de l’espèce ou du groupe d’espèces : ………………………………………………………………………..</text:p>
      <text:p text:style-name="P22"/>
      <text:p text:style-name="P23">………………………………………………………………………………………………………………………………………</text:p>
      <text:p text:style-name="P20"/>
      <text:p text:style-name="P23">………………………………………………………………………………………………………………………………………</text:p>
      <text:p text:style-name="P61"><text:span text:style-name="T1"><draw:frame draw:style-name="fr1" draw:name="Image73" text:anchor-type="as-char" svg:width="0.363cm" svg:height="0.318cm" draw:z-index="72"><draw:image xlink:href="Pictures/100000000000001F0000001B1D37013EB4838153.jpg" xlink:type="simple" xlink:show="embed" xlink:actuate="onLoad" loext:mime-type="image/jpeg"/></draw:frame></text:span><text:span text:style-name="T1"><draw:frame draw:style-name="fr1" draw:name="Image74" text:anchor-type="as-char" svg:width="0.041cm" svg:height="0.318cm" draw:z-index="73"><draw:image xlink:href="Pictures/10000000000000020000001B98FC327EB6C12CC1.jpg" xlink:type="simple" xlink:show="embed" xlink:actuate="onLoad" loext:mime-type="image/jpeg"/></draw:frame></text:span><text:span text:style-name="T1">*<text:tab/></text:span><text:span text:style-name="T3">mesures sanitaires lors de l'introduction d'animaux :……………………………………………….………………………..</text:span></text:p>
      <text:p text:style-name="P30"><draw:line text:anchor-type="char" draw:z-index="147" draw:style-name="gr1" draw:text-style-name="P78" svg:x1="0.025cm" svg:y1="-0.035cm" svg:x2="0.388cm" svg:y2="-0.035cm"><text:p/></draw:line></text:p>
      <text:p text:style-name="P23">………………………………………………………………………………………………………………………………………</text:p>
      <text:p text:style-name="P20"/>
      <text:p text:style-name="P23">………………………………………………………………………………………………………………………………………</text:p>
      <text:p text:style-name="P61"><text:span text:style-name="T1"><draw:frame draw:style-name="fr1" draw:name="Image75" text:anchor-type="as-char" svg:width="0.363cm" svg:height="0.318cm" draw:z-index="74"><draw:image xlink:href="Pictures/100000000000001F0000001B1D37013EB4838153.jpg" xlink:type="simple" xlink:show="embed" xlink:actuate="onLoad" loext:mime-type="image/jpeg"/></draw:frame></text:span><text:span text:style-name="T1"><draw:frame draw:style-name="fr1" draw:name="Image76" text:anchor-type="as-char" svg:width="0.041cm" svg:height="0.318cm" draw:z-index="75"><draw:image xlink:href="Pictures/10000000000000020000001B98FC327EB6C12CC1.jpg" xlink:type="simple" xlink:show="embed" xlink:actuate="onLoad" loext:mime-type="image/jpeg"/></draw:frame></text:span><text:span text:style-name="T1">*<text:tab/></text:span><text:span text:style-name="T3">mesures sanitaires permanentes :……………………………………………………………………………………………..</text:span></text:p>
      <text:p text:style-name="P30"><draw:line text:anchor-type="char" draw:z-index="148" draw:style-name="gr1" draw:text-style-name="P78" svg:x1="0.025cm" svg:y1="-0.035cm" svg:x2="0.388cm" svg:y2="-0.035cm"><text:p/></draw:line></text:p>
      <text:p text:style-name="P23">………………………………………………………………………………………………………………………………………</text:p>
      <text:p text:style-name="P20"/>
      <text:p text:style-name="P23">………………………………………………………………………………………………………………………………………</text:p>
      <text:p text:style-name="P61"><text:span text:style-name="T1"><draw:frame draw:style-name="fr1" draw:name="Image77" text:anchor-type="as-char" svg:width="0.363cm" svg:height="0.318cm" draw:z-index="76"><draw:image xlink:href="Pictures/100000000000001F0000001B1D37013EB4838153.jpg" xlink:type="simple" xlink:show="embed" xlink:actuate="onLoad" loext:mime-type="image/jpeg"/></draw:frame></text:span><text:span text:style-name="T1"><draw:frame draw:style-name="fr1" draw:name="Image78" text:anchor-type="as-char" svg:width="0.041cm" svg:height="0.318cm" draw:z-index="77"><draw:image xlink:href="Pictures/10000000000000020000001B98FC327EB6C12CC1.jpg" xlink:type="simple" xlink:show="embed" xlink:actuate="onLoad" loext:mime-type="image/jpeg"/></draw:frame></text:span><text:span text:style-name="T1">*<text:tab/></text:span><text:span text:style-name="T3">concours d'un vétérinaire (nom, adresse) : …………………………………………………………………………………..</text:span></text:p>
      <text:p text:style-name="P30"><draw:line text:anchor-type="char" draw:z-index="149" draw:style-name="gr1" draw:text-style-name="P78" svg:x1="0.025cm" svg:y1="-0.035cm" svg:x2="0.388cm" svg:y2="-0.035cm"><text:p/></draw:line></text:p>
      <text:p text:style-name="P62"><text:span text:style-name="T1"><draw:frame draw:style-name="fr1" draw:name="Image79" text:anchor-type="as-char" svg:width="0.363cm" svg:height="0.318cm" draw:z-index="78"><draw:image xlink:href="Pictures/100000000000001F0000001B1D37013EB4838153.jpg" xlink:type="simple" xlink:show="embed" xlink:actuate="onLoad" loext:mime-type="image/jpeg"/></draw:frame></text:span><text:span text:style-name="T1"><draw:frame draw:style-name="fr1" draw:name="Image80" text:anchor-type="as-char" svg:width="0.041cm" svg:height="0.318cm" draw:z-index="79"><draw:image xlink:href="Pictures/10000000000000020000001B98FC327EB6C12CC1.jpg" xlink:type="simple" xlink:show="embed" xlink:actuate="onLoad" loext:mime-type="image/jpeg"/></draw:frame></text:span><text:span text:style-name="T1">* mesures de prophylaxie médicale :………………………………………………………………………………</text:span></text:p>
      <text:p text:style-name="P19"><draw:line text:anchor-type="char" draw:z-index="150" draw:style-name="gr1" draw:text-style-name="P78" svg:x1="1.715cm" svg:y1="-0.026cm" svg:x2="2.078cm" svg:y2="-0.026cm"><text:p/></draw:line></text:p>
      <text:p text:style-name="P63">…………………………………………………………………………………………………………………………</text:p>
      <text:p text:style-name="P62"><text:span text:style-name="T1"><draw:frame draw:style-name="fr1" draw:name="Image81" text:anchor-type="as-char" svg:width="0.363cm" svg:height="0.318cm" draw:z-index="80"><draw:image xlink:href="Pictures/100000000000001F0000001B1D37013EB4838153.jpg" xlink:type="simple" xlink:show="embed" xlink:actuate="onLoad" loext:mime-type="image/jpeg"/></draw:frame></text:span><text:span text:style-name="T1"><draw:frame draw:style-name="fr1" draw:name="Image82" text:anchor-type="as-char" svg:width="0.041cm" svg:height="0.318cm" draw:z-index="81"><draw:image xlink:href="Pictures/10000000000000020000001B98FC327EB6C12CC1.jpg" xlink:type="simple" xlink:show="embed" xlink:actuate="onLoad" loext:mime-type="image/jpeg"/></draw:frame></text:span><text:span text:style-name="T1">* autres mesures : ………………………………………………………………………………………………….</text:span></text:p>
      <text:p text:style-name="P19"><draw:line text:anchor-type="char" draw:z-index="151" draw:style-name="gr1" draw:text-style-name="P78" svg:x1="1.715cm" svg:y1="-0.035cm" svg:x2="2.078cm" svg:y2="-0.035cm"><text:p/></draw:line></text:p>
      <text:p text:style-name="P63">…………………………………………………………………………………………………………………………</text:p>
      <text:p text:style-name="P21"/>
      <text:p text:style-name="P5">* cocher la case si votre élevage est concerné par cette rubrique</text:p>
      <text:p text:style-name="P3"><draw:line text:anchor-type="char" draw:z-index="152" draw:style-name="gr1" draw:text-style-name="P78" svg:x1="-0.134cm" svg:y1="-0.002cm" svg:x2="18.143cm" svg:y2="-0.002cm"><text:p/></draw:line></text:p>
      <text:p text:style-name="P16"/>
      <text:p text:style-name="P39">Vous pouvez joindre au présent formulaire tout document que vous jugez utile pour répondre aux conditions d’attribution de l’autorisation de détention d’animaux d’espèces non domestiques (visées à l’article 5 de l’arrêté du 10 août 2004 fixant les règles générales de fonctionnement des installations d’élevage d’agrément d’animaux d’espèces non domestiques).</text:p>
      <text:p text:style-name="P17"/>
      <text:p text:style-name="P40">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311cm" fo:margin-bottom="1.244cm" fo:margin-left="1.517cm" fo:margin-right="1.623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688cm" fo:margin-bottom="2.54cm" fo:margin-left="1.376cm" fo:margin-right="1.48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style:master-page style:name="Conversion_20_2" style:display-name="Conversion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5T00:46:11.504000000</dc:date>
    <meta:editing-cycles>5</meta:editing-cycles>
    <meta:editing-duration>PT13M15S</meta:editing-duration>
    <meta:generator>LibreOffice/5.4.7.2$Windows_X86_64 LibreOffice_project/c838ef25c16710f8838b1faec480ebba495259d0</meta:generator>
    <meta:document-statistic meta:table-count="1" meta:image-count="82" meta:object-count="0" meta:page-count="3" meta:paragraph-count="153" meta:word-count="774" meta:character-count="9212" meta:non-whitespace-character-count="8573"/>
  </office:meta>
</office:document-meta>
</file>